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Mono" svg:font-family="'Roboto Mono', monospace"/>
    <style:font-face style:name="Roboto" svg:font-family="Roboto,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6354in" table:align="left"/>
    </style:style>
    <style:style style:name="Table1.A" style:family="table-column">
      <style:table-column-properties style:column-width="1.175in"/>
    </style:style>
    <style:style style:name="Table1.B" style:family="table-column">
      <style:table-column-properties style:column-width="1.0188in"/>
    </style:style>
    <style:style style:name="Table1.C" style:family="table-column">
      <style:table-column-properties style:column-width="3.4417in"/>
    </style:style>
    <style:style style:name="Table1.A1" style:family="table-cell">
      <style:table-cell-properties style:vertical-align="middle" fo:padding="0.0194in" fo:border="none"/>
    </style:style>
    <style:style style:name="Table2" style:family="table">
      <style:table-properties style:width="2.2042in" table:align="left"/>
    </style:style>
    <style:style style:name="Table2.A" style:family="table-column">
      <style:table-column-properties style:column-width="1.6965in"/>
    </style:style>
    <style:style style:name="Table2.B" style:family="table-column">
      <style:table-column-properties style:column-width="0.5076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paragraph-properties fo:margin-top="0in" fo:margin-bottom="0in"/>
    </style:style>
    <style:style style:name="P49" style:family="paragraph" style:parent-style-name="Text_20_body" style:list-style-name="L3">
      <style:paragraph-properties fo:margin-top="0in" fo:margin-bottom="0in"/>
    </style:style>
    <style:style style:name="P50" style:family="paragraph" style:parent-style-name="Text_20_body" style:list-style-name="L4">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1">
      <style:paragraph-properties fo:margin-top="0in" fo:margin-bottom="0in"/>
    </style:style>
    <style:style style:name="P53" style:family="paragraph" style:parent-style-name="Text_20_body" style:list-style-name="L12">
      <style:paragraph-properties fo:margin-top="0in" fo:margin-bottom="0in"/>
    </style:style>
    <style:style style:name="P54" style:family="paragraph" style:parent-style-name="Text_20_body" style:list-style-name="L15">
      <style:paragraph-properties fo:margin-top="0in" fo:margin-bottom="0in"/>
    </style:style>
    <style:style style:name="P55" style:family="paragraph" style:parent-style-name="Text_20_body" style:list-style-name="L21">
      <style:paragraph-properties fo:margin-top="0in" fo:margin-bottom="0in"/>
    </style:style>
    <style:style style:name="P56" style:family="paragraph" style:parent-style-name="Text_20_body" style:list-style-name="L22">
      <style:paragraph-properties fo:margin-top="0in" fo:margin-bottom="0in"/>
    </style:style>
    <style:style style:name="P57" style:family="paragraph" style:parent-style-name="Text_20_body" style:list-style-name="L23">
      <style:paragraph-properties fo:margin-top="0in" fo:margin-bottom="0in"/>
    </style:style>
    <style:style style:name="P58" style:family="paragraph" style:parent-style-name="Text_20_body" style:list-style-name="L24">
      <style:paragraph-properties fo:margin-top="0in" fo:margin-bottom="0in"/>
    </style:style>
    <style:style style:name="P59" style:family="paragraph" style:parent-style-name="Text_20_body" style:list-style-name="L25">
      <style:paragraph-properties fo:margin-top="0in" fo:margin-bottom="0in"/>
    </style:style>
    <style:style style:name="P60" style:family="paragraph" style:parent-style-name="Text_20_body" style:list-style-name="L26">
      <style:paragraph-properties fo:margin-top="0in" fo:margin-bottom="0in"/>
    </style:style>
    <style:style style:name="P61" style:family="paragraph" style:parent-style-name="Text_20_body" style:list-style-name="L27">
      <style:paragraph-properties fo:margin-top="0in" fo:margin-bottom="0in"/>
    </style:style>
    <style:style style:name="P62" style:family="paragraph" style:parent-style-name="Text_20_body" style:list-style-name="L30">
      <style:paragraph-properties fo:margin-top="0in" fo:margin-bottom="0in"/>
    </style:style>
    <style:style style:name="P63" style:family="paragraph" style:parent-style-name="Text_20_body" style:list-style-name="L33">
      <style:paragraph-properties fo:margin-top="0in" fo:margin-bottom="0in"/>
    </style:style>
    <style:style style:name="P64" style:family="paragraph" style:parent-style-name="Text_20_body" style:list-style-name="L34">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9">
      <style:paragraph-properties fo:margin-top="0in" fo:margin-bottom="0in"/>
    </style:style>
    <style:style style:name="P67" style:family="paragraph" style:parent-style-name="Text_20_body" style:list-style-name="L41">
      <style:paragraph-properties fo:margin-top="0in" fo:margin-bottom="0in"/>
    </style:style>
    <style:style style:name="P68" style:family="paragraph" style:parent-style-name="Text_20_body" style:list-style-name="L43">
      <style:paragraph-properties fo:margin-top="0in" fo:margin-bottom="0in"/>
    </style:style>
    <style:style style:name="P69" style:family="paragraph" style:parent-style-name="Text_20_body" style:list-style-name="L47">
      <style:paragraph-properties fo:margin-top="0in" fo:margin-bottom="0in"/>
    </style:style>
    <style:style style:name="P70" style:family="paragraph" style:parent-style-name="Text_20_body">
      <style:paragraph-properties fo:margin-top="0in" fo:margin-bottom="0in" fo:line-height="150%" fo:padding="0in" fo:border="none"/>
    </style:style>
    <style:style style:name="P71" style:family="paragraph" style:parent-style-name="Text_20_body">
      <style:paragraph-properties fo:margin-left="0in" fo:margin-right="0.0835in" fo:margin-top="0in" fo:margin-bottom="0in" fo:text-indent="0in" style:auto-text-indent="false" fo:padding="0in" fo:border="none"/>
    </style:style>
    <style:style style:name="P72" style:family="paragraph" style:parent-style-name="Text_20_body" style:list-style-name="L3">
      <style:paragraph-properties fo:margin-left="0in" fo:margin-right="0.0835in" fo:margin-top="0in" fo:margin-bottom="0in" fo:text-indent="0in" style:auto-text-indent="false" fo:padding="0in" fo:border="none"/>
    </style:style>
    <style:style style:name="P73" style:family="paragraph" style:parent-style-name="Text_20_body">
      <style:paragraph-properties fo:margin-left="0in" fo:margin-right="0in" fo:margin-top="0in" fo:margin-bottom="0.0835in" fo:text-indent="0in" style:auto-text-indent="false"/>
    </style:style>
    <style:style style:name="P74" style:family="paragraph" style:parent-style-name="Text_20_body">
      <style:paragraph-properties fo:margin-top="0.0835in" fo:margin-bottom="0.0835in"/>
    </style:style>
    <style:style style:name="P75" style:family="paragraph" style:parent-style-name="Text_20_body">
      <style:paragraph-properties fo:margin-top="0.0835in" fo:margin-bottom="0.0835in"/>
      <style:text-properties fo:font-style="italic"/>
    </style:style>
    <style:style style:name="P76" style:family="paragraph" style:parent-style-name="Text_20_body">
      <style:paragraph-properties fo:margin-top="0.0835in" fo:margin-bottom="0.0835in"/>
      <style:text-properties fo:color="#80868b"/>
    </style:style>
    <style:style style:name="P77" style:family="paragraph" style:parent-style-name="Preformatted_20_Text">
      <style:paragraph-properties fo:margin-top="0in" fo:margin-bottom="0in" fo:background-color="#ffffff">
        <style:background-image/>
      </style:paragraph-properties>
    </style:style>
    <style:style style:name="P78" style:family="paragraph" style:parent-style-name="Preformatted_20_Text">
      <style:paragraph-properties fo:margin-top="0in" fo:margin-bottom="0in" fo:background-color="#ffffff">
        <style:background-image/>
      </style:paragraph-properties>
      <style:text-properties fo:color="#000000" style:font-name="Roboto Mono" fo:font-size="10.5pt"/>
    </style:style>
    <style:style style:name="P79" style:family="paragraph" style:parent-style-name="Preformatted_20_Text">
      <style:paragraph-properties fo:margin-left="0in" fo:margin-right="0in" fo:margin-top="0in" fo:margin-bottom="0in" fo:text-indent="0in" style:auto-text-indent="false" fo:background-color="#ffffff">
        <style:background-image/>
      </style:paragraph-properties>
      <style:text-properties fo:color="#000000" style:font-name="Roboto Mono" fo:font-size="10.5pt"/>
    </style:style>
    <style:style style:name="P80" style:family="paragraph" style:parent-style-name="Preformatted_20_Text" style:list-style-name="L3">
      <style:paragraph-properties fo:margin-left="0in" fo:margin-right="0in" fo:margin-top="0in" fo:margin-bottom="0in" fo:text-indent="0in" style:auto-text-indent="false" fo:background-color="#ffffff">
        <style:background-image/>
      </style:paragraph-properties>
      <style:text-properties fo:color="#000000" style:font-name="Roboto Mono" fo:font-size="10.5pt"/>
    </style:style>
    <style:style style:name="T1" style:family="text">
      <style:text-properties fo:font-style="italic"/>
    </style:style>
    <style:style style:name="T2" style:family="text">
      <style:text-properties fo:color="#006666"/>
    </style:style>
    <style:style style:name="T3" style:family="text">
      <style:text-properties style:font-name="Roboto" fo:font-weight="normal"/>
    </style:style>
    <style:style style:name="T4" style:family="text">
      <style:text-properties fo:font-weight="bold"/>
    </style:style>
    <style:style style:name="T5" style:family="text">
      <style:text-properties style:text-line-through-style="solid" style:font-name="Roboto"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4"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0193in" fo:border="0.0138in solid #000000"/>
    </style:style>
    <style:style style:name="fr5"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0193in" fo:border="0.0693in solid #000000"/>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2" text:anchor-type="page" text:anchor-page-number="1" svg:x="0in" svg:y="0in" svg:width="0.5in" draw:z-index="80">
        <draw:text-box fo:min-height="0.5in">
          <text:p text:style-name="Text_20_body"/>
        </draw:text-box>
      </draw:frame>
      <draw:frame draw:style-name="fr2" draw:name="Frame3" text:anchor-type="page" text:anchor-page-number="1" svg:x="0in" svg:y="0in" svg:width="0.5in" draw:z-index="81">
        <draw:text-box fo:min-height="0.5in">
          <text:p text:style-name="Text_20_body"/>
        </draw:text-box>
      </draw:frame>
      <draw:frame draw:style-name="fr2" draw:name="Frame40" text:anchor-type="page" text:anchor-page-number="1" svg:x="0in" svg:y="0in" svg:width="0.5in" draw:z-index="82">
        <draw:text-box fo:min-height="0.5in">
          <text:p text:style-name="Text_20_body"/>
        </draw:text-box>
      </draw:frame>
      <text:h text:style-name="Heading_20_1" text:outline-level="1">Dialogflow CX: Bot Building Basics</text:h>
      <text:p text:style-name="P48"><text:span text:style-name="T1">experiment</text:span>Lab<text:span text:style-name="T1">schedule</text:span>1 hour 30 minutes<text:span text:style-name="T1">universal_currency_alt</text:span>1 Credit<text:span text:style-name="T1">show_chart</text:span>Introductory</text:p>
      <text:p text:style-name="P48"><draw:frame draw:style-name="fr1" draw:name="Frame1" text:anchor-type="char" svg:width="0.7602in" draw:z-index="0"><draw:text-box fo:min-height="0.3752in"><text:p text:style-name="Text_20_body"/></draw:text-box></draw:frame>Rate Lab</text:p>
      <text:section text:style-name="Sect1" text:name="markdown-lab-instructions">
        <text:h text:style-name="Heading_20_2" text:outline-level="2"><text:bookmark text:name="step1"/>GSP928</text:h>
        <text:p text:style-name="Text_20_body"><draw:frame draw:style-name="fr6" draw:name="graphics1" text:anchor-type="as-char" svg:width="9.9898in" svg:height="0.8957in" draw:z-index="1"><draw:image xlink:href="https://cdn.qwiklabs.com/GMOHykaqmlTHiqEeQXTySaMXYPHeIvaqa2qHEzw6Occ%3D" xlink:type="simple" xlink:show="embed" xlink:actuate="onLoad"/><svg:title>Google Cloud self-paced labs logo</svg:title></draw:frame></text:p>
        <text:h text:style-name="Heading_20_2" text:outline-level="2"><text:bookmark text:name="step2"/>Overview</text:h>
        <text:p text:style-name="Text_20_body">Dialogflow CX provides a simple, visual bot building approach to virtual agent design. Bot designers now have a much clearer picture of the overall bot building process and multiple designers are able to easily collaborate on the same agent build. Dialogflow CX supports <text:a xlink:type="simple" xlink:href="https://cloud.google.com/dialogflow/cx/docs/reference/language" office:target-frame-name="_blank" xlink:show="new" text:style-name="Internet_20_link" text:visited-style-name="Visited_20_Internet_20_Link">many languages</text:a> for your agent to use and understand, but this lab will be using only English.</text:p>
        <text:p text:style-name="Text_20_body">In this lab you will build a conversational agent using Dialogflow CX.</text:p>
        <text:h text:style-name="Heading_20_2" text:outline-level="2"><text:bookmark text:name="step3"/>Prerequisites</text:h>
        <text:p text:style-name="Text_20_body">You should be generally familiar with the <text:a xlink:type="simple" xlink:href="https://cloud.google.com/dialogflow/cx/docs/basics" office:target-frame-name="_blank" xlink:show="new" text:style-name="Internet_20_link" text:visited-style-name="Visited_20_Internet_20_Link">basic concepts</text:a> of conversational AI. Read through these <text:a xlink:type="simple" xlink:href="https://docs.google.com/document/d/1AqokDOCJIOhGoLzZp9bNxV7khnZEqFADfaaEtO_Lg6Q/edit?usp=sharing" office:target-frame-name="_blank" xlink:show="new" text:style-name="Internet_20_link" text:visited-style-name="Visited_20_Internet_20_Link">Sample Transcripts</text:a> to get an idea of what client transcripts might look like. Often the first step in creating an agent is to read through client transcripts and/or other contextual data to understand the use case and specific business requirements.</text:p>
        <text:h text:style-name="Heading_20_2" text:outline-level="2"><text:bookmark text:name="step4"/>Setup</text:h>
        <text:h text:style-name="Heading_20_3" text:outline-level="3">Before you click the Start Lab button</text:h>
        <text:p text:style-name="Text_20_body">Read these instructions. Labs are timed and you cannot pause them. The timer, which starts when you click <text:span text:style-name="Strong_20_Emphasis">Start Lab</text:span>, shows how long Google Cloud resources will be made available to you.</text:p>
        <text:p text:style-name="Text_20_body">This hands-on lab lets you do the lab activities yourself in a real cloud environment, not in a simulation or demo environment. It does so by giving you new, temporary credentials that you use to sign in and access Google Cloud for the duration of the lab.</text:p>
        <text:p text:style-name="Text_20_body">To complete this lab, you need:</text:p>
        <text:list xml:id="list4567023352595641206" text:style-name="L1">
          <text:list-item>
            <text:p text:style-name="P1">Access to a standard internet browser (Chrome browser recommended).</text:p>
          </text:list-item>
        </text:list>
        <text:p text:style-name="Text_20_body"><text:span text:style-name="Strong_20_Emphasis">Note:</text:span> Use an Incognito or private browser window to run this lab. This prevents any conflicts between your personal account and the Student account, which may cause extra charges incurred to your personal account.</text:p>
        <text:list xml:id="list3168341386362787866" text:style-name="L2">
          <text:list-item>
            <text:p text:style-name="P2">Time to complete the lab---remember, once you start, you cannot pause a lab.</text:p>
          </text:list-item>
        </text:list>
        <text:p text:style-name="Text_20_body"><text:soft-page-break/><text:span text:style-name="Strong_20_Emphasis">Note:</text:span> If you already have your own personal Google Cloud account or project, do not use it for this lab to avoid extra charges to your account.</text:p>
        <text:h text:style-name="Heading_20_3" text:outline-level="3">How to start your lab and sign in to the Google Cloud console</text:h>
        <text:list xml:id="list6313792684551690616" text:style-name="L3">
          <text:list-item>
            <text:p text:style-name="P3">Click the <text:span text:style-name="Strong_20_Emphasis">Start Lab</text:span> button. If you need to pay for the lab, a pop-up opens for you to select your payment method. On the left is the <text:span text:style-name="Strong_20_Emphasis">Lab Details</text:span> panel with the following:</text:p>
            <text:list>
              <text:list-item>
                <text:p text:style-name="P49">The <text:span text:style-name="Strong_20_Emphasis">Open Google Cloud console</text:span> button</text:p>
              </text:list-item>
              <text:list-item>
                <text:p text:style-name="P49">Time remaining</text:p>
              </text:list-item>
              <text:list-item>
                <text:p text:style-name="P49">The temporary credentials that you must use for this lab</text:p>
              </text:list-item>
              <text:list-item>
                <text:p text:style-name="P49">Other information, if needed, to step through this lab</text:p>
              </text:list-item>
            </text:list>
          </text:list-item>
          <text:list-item>
            <text:p text:style-name="P3">Click <text:span text:style-name="Strong_20_Emphasis">Open Google Cloud console</text:span> (or right-click and select <text:span text:style-name="Strong_20_Emphasis">Open Link in Incognito Window</text:span> if you are running the Chrome browser).</text:p>
            <text:p text:style-name="P3">The lab spins up resources, and then opens another tab that shows the <text:span text:style-name="Strong_20_Emphasis">Sign in</text:span> page.</text:p>
            <text:p text:style-name="P3"><text:span text:style-name="Strong_20_Emphasis"><text:span text:style-name="Emphasis">Tip:</text:span></text:span> Arrange the tabs in separate windows, side-by-side.</text:p>
            <text:p text:style-name="P49"><text:span text:style-name="Strong_20_Emphasis">Note: </text:span>If you see the <text:span text:style-name="Strong_20_Emphasis">Choose an account</text:span> dialog, click <text:span text:style-name="Strong_20_Emphasis">Use Another Account</text:span>.</text:p>
          </text:list-item>
          <text:list-item>
            <text:p text:style-name="P3">If necessary, copy the <text:span text:style-name="Strong_20_Emphasis">Username</text:span> below and paste it into the <text:span text:style-name="Strong_20_Emphasis">Sign in</text:span> dialog.</text:p>
            <text:p text:style-name="P80">student<text:span text:style-name="T2">-04</text:span>-a8c1ea4af23c@qwiklabs.net</text:p>
            <text:p text:style-name="P72">Copied!</text:p>
            <text:p text:style-name="P3">content_copy</text:p>
            <text:p text:style-name="P3">You can also find the <text:span text:style-name="Strong_20_Emphasis">Username</text:span> in the <text:span text:style-name="Strong_20_Emphasis">Lab Details</text:span> panel.</text:p>
          </text:list-item>
          <text:list-item>
            <text:p text:style-name="P3">Click <text:span text:style-name="Strong_20_Emphasis">Next</text:span>.</text:p>
          </text:list-item>
          <text:list-item>
            <text:p text:style-name="P3">Copy the <text:span text:style-name="Strong_20_Emphasis">Password</text:span> below and paste it into the <text:span text:style-name="Strong_20_Emphasis">Welcome</text:span> dialog.</text:p>
            <text:p text:style-name="P80"><text:span text:style-name="T2">6b</text:span>nvuz18DNfn</text:p>
            <text:p text:style-name="P72">Copied!</text:p>
            <text:p text:style-name="P3">content_copy</text:p>
            <text:p text:style-name="P3">You can also find the <text:span text:style-name="Strong_20_Emphasis">Password</text:span> in the <text:span text:style-name="Strong_20_Emphasis">Lab Details</text:span> panel.</text:p>
          </text:list-item>
          <text:list-item>
            <text:p text:style-name="P3">Click <text:span text:style-name="Strong_20_Emphasis">Next</text:span>.</text:p>
            <text:p text:style-name="P49"><text:span text:style-name="Strong_20_Emphasis">Important: </text:span>You must use the credentials the lab provides you. Do not use your Google Cloud account credentials.<text:span text:style-name="Strong_20_Emphasis">Note: </text:span>Using your own Google Cloud account for this lab may incur extra charges.</text:p>
          </text:list-item>
          <text:list-item>
            <text:p text:style-name="P3">Click through the subsequent pages:</text:p>
            <text:list>
              <text:list-item>
                <text:p text:style-name="P49">Accept the terms and conditions.</text:p>
              </text:list-item>
              <text:list-item>
                <text:p text:style-name="P49">Do not add recovery options or two-factor authentication (because this is a temporary account).</text:p>
              </text:list-item>
              <text:list-item>
                <text:p text:style-name="P3">Do not sign up for free trials.</text:p>
              </text:list-item>
            </text:list>
          </text:list-item>
        </text:list>
        <text:p text:style-name="Text_20_body">After a few moments, the Google Cloud console opens in this tab.</text:p>
        <text:p text:style-name="Text_20_body"><text:span text:style-name="Strong_20_Emphasis">Note:</text:span> To view a menu with a list of Google Cloud products and services, click the <text:span text:style-name="Strong_20_Emphasis">Navigation menu</text:span> at the top-left. <draw:frame draw:style-name="fr6" draw:name="graphics2" text:anchor-type="as-char" svg:width="0.7862in" svg:height="0.3929in" draw:z-index="2"><draw:image xlink:href="https://cdn.qwiklabs.com/nUxFb6oRFr435O3t6V7WYJAjeDFcrFb16G9wHWp5BzU%3D" xlink:type="simple" xlink:show="embed" xlink:actuate="onLoad"/><svg:title>Navigation menu icon</svg:title></draw:frame></text:p>
        <text:h text:style-name="Heading_20_3" text:outline-level="3"><text:soft-page-break/>Enable the Dialogflow API</text:h>
        <text:list xml:id="list6049511095724540108" text:style-name="L4">
          <text:list-item>
            <text:p text:style-name="P50">In the console search field, type in "Dialogflow API".</text:p>
          </text:list-item>
          <text:list-item>
            <text:p text:style-name="P50">Select the Dialogflow API tile.</text:p>
          </text:list-item>
          <text:list-item>
            <text:p text:style-name="P4">Click the <text:span text:style-name="Strong_20_Emphasis">Enable</text:span> button.</text:p>
          </text:list-item>
        </text:list>
        <text:h text:style-name="Heading_20_2" text:outline-level="2"><text:bookmark text:name="step5"/>Task 1. Create your agent</text:h>
        <text:list xml:id="list2928940302814906292" text:style-name="L5">
          <text:list-item>
            <text:p text:style-name="P5">Visit the <text:a xlink:type="simple" xlink:href="https://dialogflow.cloud.google.com/cx/projects" office:target-frame-name="_blank" xlink:show="new" text:style-name="Internet_20_link" text:visited-style-name="Visited_20_Internet_20_Link">Dialogflow CX console</text:a>, then select your Cloud Project name. Your Cloud Project name should match your Project ID for your lab like: <text:span text:style-name="Emphasis"><text:span text:style-name="Strong_20_Emphasis">qwiklabs-gcp-xx-xxxxxxxxxxx</text:span></text:span></text:p>
          </text:list-item>
        </text:list>
        <text:p text:style-name="Text_20_body"><draw:frame draw:style-name="fr6" draw:name="graphics3" text:anchor-type="as-char" svg:width="6.2602in" svg:height="0.3929in" draw:z-index="3"><draw:image xlink:href="https://cdn.qwiklabs.com/8Sfq0FGxRdMCrLG%2FBV0vbPpqvy1kjPNDxuo2XoTVV%2Fc%3D" xlink:type="simple" xlink:show="embed" xlink:actuate="onLoad"/><svg:title>Dialogflow CX console with project name highlighted</svg:title></draw:frame></text:p>
        <text:p text:style-name="Text_20_body">Click <text:span text:style-name="Emphasis">Check my progress</text:span> to verify the objective.</text:p>
        <text:p text:style-name="P73"><draw:frame draw:style-name="fr3" draw:name="Frame4" text:anchor-type="char" svg:x="-104.1665in" svg:width="0.0161in" draw:z-index="4"><draw:text-box fo:min-height="0.0161in"><text:p text:style-name="Text_20_body">Assessment Completed!</text:p></draw:text-box></draw:frame>Enable API</text:p>
        <text:p text:style-name="P48"><draw:frame draw:style-name="fr1" draw:name="Frame5" text:anchor-type="char" svg:width="1.8335in" draw:z-index="5"><draw:text-box fo:min-height="0.3752in"><text:p text:style-name="Text_20_body"/></draw:text-box></draw:frame>Check my progress</text:p>
        <text:p text:style-name="P75">Assessment Completed!</text:p>
        <text:list xml:id="list4636946350920956854" text:style-name="L6">
          <text:list-item>
            <text:p text:style-name="P6">Click <text:span text:style-name="Strong_20_Emphasis">Create agent &gt; Build your own</text:span> If you do not see this page, refresh your browser.</text:p>
          </text:list-item>
        </text:list>
        <text:p text:style-name="Text_20_body"><draw:frame draw:style-name="fr6" draw:name="graphics4" text:anchor-type="as-char" svg:width="6.2602in" svg:height="0.3929in" draw:z-index="6"><draw:image xlink:href="https://cdn.qwiklabs.com/IKmtRUM5cYGrdyV9mxuen02E4reTtmqQKTXCSyBRVuA%3D" xlink:type="simple" xlink:show="embed" xlink:actuate="onLoad"/><svg:title>Agents page with Create agents button highlighted</svg:title></draw:frame></text:p>
        <text:list xml:id="list1901163190668438575" text:style-name="L7">
          <text:list-item>
            <text:p text:style-name="P7">Name your agent <text:span text:style-name="Source_20_Text">Flight booker</text:span>.</text:p>
          </text:list-item>
          <text:list-item>
            <text:p text:style-name="P7">Pick <text:span text:style-name="Strong_20_Emphasis">global</text:span> from the Location drop-down.</text:p>
          </text:list-item>
          <text:list-item>
            <text:p text:style-name="P7">Click <text:span text:style-name="Strong_20_Emphasis">Create</text:span>.</text:p>
          </text:list-item>
        </text:list>
        <text:p text:style-name="Text_20_body"><draw:frame draw:style-name="fr6" draw:name="graphics5" text:anchor-type="as-char" svg:width="6.5in" svg:height="0.3929in" draw:z-index="7"><draw:image xlink:href="https://cdn.qwiklabs.com/jQwCTvg7P1sq8Gsmx1sh67fyuw0NyvOx3vC%2BTz6Z4aI%3D" xlink:type="simple" xlink:show="embed" xlink:actuate="onLoad"/><svg:title>Create agent window, with display name and location fields completed</svg:title></draw:frame></text:p>
        <text:list xml:id="list3073342670027575198" text:style-name="L8">
          <text:list-item>
            <text:p text:style-name="P8">After creating the agent, navigate to <text:span text:style-name="Strong_20_Emphasis">Agent Settings</text:span> &gt; <text:span text:style-name="Strong_20_Emphasis">General</text:span> &gt; <text:span text:style-name="Strong_20_Emphasis">Logging settings</text:span> and check the boxes next to <text:span text:style-name="Strong_20_Emphasis">Enable Cloud Logging</text:span> and <text:span text:style-name="Strong_20_Emphasis">Enable Conversation History</text:span> option. It will generate logs for this agent.</text:p>
          </text:list-item>
          <text:list-item>
            <text:p text:style-name="P8">Click <text:span text:style-name="Strong_20_Emphasis">Save</text:span>.</text:p>
          </text:list-item>
        </text:list>
        <text:p text:style-name="Text_20_body"><draw:frame draw:style-name="fr6" draw:name="graphics6" text:anchor-type="as-char" svg:width="6.302in" svg:height="0.3929in" draw:z-index="8"><draw:image xlink:href="https://cdn.qwiklabs.com/e%2Fe5l7ixl3Ia4gikhgyOp8EkcH2Gx%2Fnznkih4SRjPBg%3D" xlink:type="simple" xlink:show="embed" xlink:actuate="onLoad"/><svg:title>Agent Settings General tabbed page with Enable stackdriver logging option selected</svg:title></draw:frame></text:p>
        <text:p text:style-name="Text_20_body">Click <text:span text:style-name="Strong_20_Emphasis">Check my progress</text:span> to verify the objective.</text:p>
        <text:p text:style-name="P73"><draw:frame draw:style-name="fr3" draw:name="Frame6" text:anchor-type="char" svg:x="-104.1665in" svg:width="0.0161in" draw:z-index="9"><draw:text-box fo:min-height="0.0161in"><text:p text:style-name="Text_20_body">Assessment Completed!</text:p></draw:text-box></draw:frame>Create an Agent</text:p>
        <text:p text:style-name="P48"><draw:frame draw:style-name="fr1" draw:name="Frame7" text:anchor-type="char" svg:width="1.8335in" draw:z-index="10"><draw:text-box fo:min-height="0.3752in"><text:p text:style-name="Text_20_body"/></draw:text-box></draw:frame>Check my progress</text:p>
        <text:p text:style-name="P75">Assessment Completed!</text:p>
        <text:p text:style-name="Text_20_body"><text:span text:style-name="Strong_20_Emphasis">Knowledge check</text:span></text:p>
        <text:p text:style-name="P48">You must enable the Dialogflow API for your project to be able to access the Dialogflow CX console.</text:p>
        <text:p text:style-name="P70"><text:span text:style-name="T1">check</text:span><text:span text:style-name="T3">True</text:span></text:p>
        <text:p text:style-name="P74"><draw:frame draw:style-name="fr1" draw:name="Frame8" text:anchor-type="char" svg:width="0.2083in" draw:z-index="11"><draw:text-box fo:min-height="0.2083in"><draw:frame draw:style-name="fr4" draw:name="Frame9" text:anchor-type="frame" svg:x="0in" svg:y="0in" svg:width="0.2083in" draw:z-index="12"><draw:text-box fo:min-height="0.2083in"><text:p text:style-name="Text_20_body"/></draw:text-box></draw:frame><draw:frame draw:style-name="fr5" draw:name="Frame10" text:anchor-type="frame" svg:x="0in" svg:y="0in" svg:width="0.2083in" draw:z-index="13"><draw:text-box fo:min-height="0.2083in"><text:p text:style-name="Text_20_body"/></draw:text-box></draw:frame><text:p text:style-name="Text_20_body"/></draw:text-box></draw:frame>False</text:p>
        <text:h text:style-name="Heading_20_2" text:outline-level="2"><text:bookmark text:name="step6"/><text:soft-page-break/>Task 2. Intents</text:h>
        <text:p text:style-name="Text_20_body">Intents are the reasons an end-user has for interacting with the agent, for example, ordering something. You can create an <text:a xlink:type="simple" xlink:href="https://cloud.google.com/dialogflow/cx/docs/concept/intent" office:target-frame-name="_blank" xlink:show="new" text:style-name="Internet_20_link" text:visited-style-name="Visited_20_Internet_20_Link">intent</text:a> for every topic they may want to navigate.</text:p>
        <text:p text:style-name="Text_20_body">Intents can be reused across Pages and Flows. Each intent is defined by training phrases end-users typically ask. These can be annotated or "labeled" to collect specific parameters, such as arrival city or departure date.</text:p>
        <text:p text:style-name="Text_20_body">Dialogflow CX will suggest annotations as you include training phrases for the intent; they can also be manually annotated to collect the parameter values you want to extract from the end-user's interaction with your agent.</text:p>
        <text:p text:style-name="Text_20_body"><text:span text:style-name="Strong_20_Emphasis">Recommended:</text:span> in order to reuse intents as well as make maintenance easier, name your intents with clear and explicit names.</text:p>
        <text:p text:style-name="Text_20_body">Format of intent: <text:span text:style-name="Source_20_Text">category.some_description</text:span></text:p>
        <text:p text:style-name="Text_20_body">Example of formatting:</text:p>
        <text:list xml:id="list5516210133298349178" text:style-name="L9">
          <text:list-item>
            <text:p text:style-name="P51">Core Intents: <text:span text:style-name="Source_20_Text">main.book_a_flight</text:span></text:p>
          </text:list-item>
          <text:list-item>
            <text:p text:style-name="P51">Common intent but not core: <text:span text:style-name="Source_20_Text">supplemental.flight_emissions</text:span></text:p>
          </text:list-item>
          <text:list-item>
            <text:p text:style-name="P9">Reusable intents: <text:span text:style-name="Source_20_Text">confirmation.yes</text:span>, <text:span text:style-name="Source_20_Text">confirmation_no</text:span>, <text:span text:style-name="Source_20_Text">redirect.live_agent</text:span>.</text:p>
          </text:list-item>
        </text:list>
        <text:h text:style-name="Heading_20_3" text:outline-level="3">Create your first intent</text:h>
        <text:list xml:id="list7380368447785419244" text:style-name="L10">
          <text:list-item>
            <text:p text:style-name="P10">Click <text:span text:style-name="Strong_20_Emphasis">Manage</text:span> &gt; <text:span text:style-name="Strong_20_Emphasis">Intents</text:span> &gt; <text:span text:style-name="Strong_20_Emphasis">+ Create</text:span> :</text:p>
          </text:list-item>
        </text:list>
        <text:p text:style-name="Text_20_body"><draw:frame draw:style-name="fr6" draw:name="graphics7" text:anchor-type="as-char" svg:width="5.5in" svg:height="0.3929in" draw:z-index="14"><draw:image xlink:href="https://cdn.qwiklabs.com/1XNo8T2IWshePmq%2B2NGlegvZzBonE8%2BKbk54LL7Y3VA%3D" xlink:type="simple" xlink:show="embed" xlink:actuate="onLoad"/><svg:title>Intents tab with Create button highlighted</svg:title></draw:frame></text:p>
        <text:list xml:id="list3306881719017199175" text:style-name="L11">
          <text:list-item>
            <text:p text:style-name="P52">Display Name: <text:span text:style-name="Source_20_Text">main.book_a_flight</text:span></text:p>
          </text:list-item>
          <text:list-item>
            <text:p text:style-name="P11">Under the <text:span text:style-name="Strong_20_Emphasis">Training Phrases</text:span> header, add each of the following phrases into Dialogflow, click <text:span text:style-name="Strong_20_Emphasis">Enter</text:span> after each phrase:</text:p>
          </text:list-item>
        </text:list>
        <text:list xml:id="list7888173515548738247" text:style-name="L12">
          <text:list-item>
            <text:p text:style-name="P53">Book a flight</text:p>
          </text:list-item>
          <text:list-item>
            <text:p text:style-name="P53">Can you book my flight to San Francisco next month</text:p>
          </text:list-item>
          <text:list-item>
            <text:p text:style-name="P53">I want to use my reward points to book a flight from Milan in October</text:p>
          </text:list-item>
          <text:list-item>
            <text:p text:style-name="P53">My family is visiting next week and we need to book 6 round trip tickets</text:p>
          </text:list-item>
          <text:list-item>
            <text:p text:style-name="P53">Four business class tickets from Taiwan to Dubai for June 2nd to 30th</text:p>
          </text:list-item>
          <text:list-item>
            <text:p text:style-name="P53">I need a flight Saturday from LAX to San Jose</text:p>
          </text:list-item>
          <text:list-item>
            <text:p text:style-name="P53">Book SFO to MIA on August 10th one way</text:p>
          </text:list-item>
          <text:list-item>
            <text:p text:style-name="P53">Help me book a ticket from 4/10 to 4/15 from Mexico City to Medellin Colombia please</text:p>
          </text:list-item>
          <text:list-item>
            <text:p text:style-name="P53">I am booking a surprise trip for my mom, can you help arrange that for May 10th to May 25th to Costa Rica</text:p>
          </text:list-item>
          <text:list-item>
            <text:p text:style-name="P53">Do you have any cheap flights to NYC for this weekend</text:p>
          </text:list-item>
          <text:list-item>
            <text:p text:style-name="P53">I want to fly in my cousin from Montreal on August 8th</text:p>
          </text:list-item>
          <text:list-item>
            <text:p text:style-name="P53">I want to find two seats to Panama City on July 4th</text:p>
          </text:list-item>
          <text:list-item>
            <text:p text:style-name="P12">For my wedding anniversary we want to go to Seattle for Christmas</text:p>
          </text:list-item>
        </text:list>
        <text:p text:style-name="Text_20_body"><text:span text:style-name="Strong_20_Emphasis">Note: </text:span>For higher model accuracy, using 20-50 training phrases with short and long response options is recommended.</text:p>
        <text:list xml:id="list9108740250100160311" text:style-name="L13">
          <text:list-item>
            <text:p text:style-name="P13"><text:soft-page-break/>Click <text:span text:style-name="Strong_20_Emphasis">Save</text:span>.</text:p>
          </text:list-item>
        </text:list>
        <text:p text:style-name="Text_20_body"><draw:frame draw:style-name="fr6" draw:name="graphics8" text:anchor-type="as-char" svg:width="4.4374in" svg:height="0.3929in" draw:z-index="15"><draw:image xlink:href="https://cdn.qwiklabs.com/jrlhynYAuvLjHaSQSFzu6LkthSmSckr1%2FsN1sTN9eFQ%3D" xlink:type="simple" xlink:show="embed" xlink:actuate="onLoad"/><svg:title>Intents tab with Save button highlighted</svg:title></draw:frame></text:p>
        <text:list xml:id="list6364040118305872022" text:style-name="L14">
          <text:list-item>
            <text:p text:style-name="P14">Some words are highlighted because Dialogflow has automatically labeled the entities, such as a date, place, or number.</text:p>
          </text:list-item>
        </text:list>
        <text:p text:style-name="Text_20_body"><draw:frame draw:style-name="fr6" draw:name="graphics9" text:anchor-type="as-char" svg:width="4.6563in" svg:height="0.3929in" draw:z-index="16"><draw:image xlink:href="https://cdn.qwiklabs.com/zJ4LuQQM0x33Q%2BjVHzkR%2Fa8D%2BG2cWIBQNScH32ZXn9Q%3D" xlink:type="simple" xlink:show="embed" xlink:actuate="onLoad"/><svg:title>Intents page displaying highlighted dates, places, and numbers</svg:title></draw:frame><text:span text:style-name="Strong_20_Emphasis">Note: </text:span>You can also add training phrases in bulk by creating a training phrase CSV file and uploading it to Dialogflow.</text:p>
        <text:h text:style-name="Heading_20_2" text:outline-level="2"><text:bookmark text:name="step7"/>Task 3. Flows and pages</text:h>
        <text:p text:style-name="Text_20_body"><text:a xlink:type="simple" xlink:href="https://cloud.google.com/dialogflow/cx/docs/concept/flow" office:target-frame-name="_blank" xlink:show="new" text:style-name="Internet_20_link" text:visited-style-name="Visited_20_Internet_20_Link">Flows</text:a> are used to define topics and the associated conversational paths. Every agent has one flow called the Default Start Flow. This single flow may be all you need for a simple agent.</text:p>
        <text:p text:style-name="Text_20_body">More complicated agents may require additional flows, and different development team members can be responsible for building and maintaining these flows.</text:p>
        <text:p text:style-name="Text_20_body"><draw:frame draw:style-name="fr6" draw:name="graphics10" text:anchor-type="as-char" svg:width="6.2602in" svg:height="0.3929in" draw:z-index="17"><draw:image xlink:href="https://cdn.qwiklabs.com/d7XD2Pwy%2F8vwGLM47ZtSJeQM75y8i%2BzSpU2SjYIhUus%3D" xlink:type="simple" xlink:show="embed" xlink:actuate="onLoad"/><svg:title>Default Start Flow diagram</svg:title></draw:frame></text:p>
        <text:p text:style-name="Text_20_body">Every flow starts with a <text:a xlink:type="simple" xlink:href="https://cloud.google.com/dialogflow/cx/docs/concept/page" office:target-frame-name="_blank" xlink:show="new" text:style-name="Internet_20_link" text:visited-style-name="Visited_20_Internet_20_Link">Page</text:a>, and is made of one or multiple different pages thereafter to handle the conversation within a particular flow. The current page an end-user is on is considered the "active page". Each page can be configured to collect any required information from the end-user.</text:p>
        <text:h text:style-name="Heading_20_3" text:outline-level="3">Build from your Default Start Flow</text:h>
        <text:p text:style-name="Text_20_body">The page your agent starts from is called the <text:span text:style-name="Emphasis">Default Start Flow.</text:span> Pages store routing logic, responses (known as <text:span text:style-name="Emphasis">Fulfillment</text:span>), specific actions to take if an intent cannot be matched (known as <text:span text:style-name="Emphasis">no-match</text:span>) or receives <text:span text:style-name="Emphasis">no-input</text:span> (which is when the agent does not receive a response in time).</text:p>
        <text:list xml:id="list7273889187295779083" text:style-name="L15">
          <text:list-item>
            <text:p text:style-name="P54">Click <text:span text:style-name="Strong_20_Emphasis">Build</text:span>.</text:p>
          </text:list-item>
          <text:list-item>
            <text:p text:style-name="P15">Click <text:span text:style-name="Strong_20_Emphasis">Start</text:span> to open the page.</text:p>
          </text:list-item>
        </text:list>
        <text:p text:style-name="Text_20_body"><draw:frame draw:style-name="fr6" draw:name="graphics11" text:anchor-type="as-char" svg:width="6.2602in" svg:height="0.3929in" draw:z-index="18"><draw:image xlink:href="https://cdn.qwiklabs.com/xUY%2FkhhER9yr0MLLKWA885K0QfuZnrwsfMg3Ew1Rm%2BY%3D" xlink:type="simple" xlink:show="embed" xlink:actuate="onLoad"/><svg:title>Default Start Flow pagewith Build and Start button highlighted</svg:title></draw:frame></text:p>
        <text:list xml:id="list109912314356206481" text:style-name="L16">
          <text:list-item>
            <text:p text:style-name="P16">From the expanded options on the Start page, select the <text:span text:style-name="Strong_20_Emphasis">+</text:span> icon next to <text:span text:style-name="Strong_20_Emphasis">Routes</text:span>.</text:p>
          </text:list-item>
        </text:list>
        <text:p text:style-name="Text_20_body"><draw:frame draw:style-name="fr6" draw:name="graphics12" text:anchor-type="as-char" svg:width="6.2602in" svg:height="0.3929in" draw:z-index="19"><draw:image xlink:href="https://cdn.qwiklabs.com/0l53fY%2FDvU%2FtmRMMUth5pq8SylarTRKi4C04HQS1jNY%3D" xlink:type="simple" xlink:show="embed" xlink:actuate="onLoad"/><svg:title>Routes and plus icon highlighted</svg:title></draw:frame></text:p>
        <text:list xml:id="list519790815978233904" text:style-name="L17">
          <text:list-item>
            <text:p text:style-name="P17">Select the intent <text:span text:style-name="Strong_20_Emphasis">main.book_a_flight</text:span> from the drop-down, then click <text:span text:style-name="Strong_20_Emphasis">Save</text:span>.</text:p>
          </text:list-item>
        </text:list>
        <text:p text:style-name="Text_20_body"><draw:frame draw:style-name="fr6" draw:name="graphics13" text:anchor-type="as-char" svg:width="6.5in" svg:height="0.3929in" draw:z-index="20"><draw:image xlink:href="https://cdn.qwiklabs.com/9nVIMdFvY7yrrKyWbia%2Fb4onKN8tAovD%2BiAlSWlVrTc%3D" xlink:type="simple" xlink:show="embed" xlink:actuate="onLoad"/><svg:title>Route window with main.book_a_flight intent selected and Save button highlighted</svg:title></draw:frame></text:p>
        <text:list xml:id="list6635626129367943070" text:style-name="L18">
          <text:list-item>
            <text:p text:style-name="P18">Next, in the Routes section, click the <text:span text:style-name="Strong_20_Emphasis">main.book_a_flight</text:span> route. <draw:frame draw:style-name="fr6" draw:name="graphics14" text:anchor-type="as-char" svg:width="6.2602in" svg:height="0.3929in" draw:z-index="21"><draw:image xlink:href="https://cdn.qwiklabs.com/labmtDgdeGNLJg09FjFudbI3v0uPkjBJRN4KB7t4pzk%3D" xlink:type="simple" xlink:show="embed" xlink:actuate="onLoad"/><svg:title>Routes section with main.book_a_flight route highlighted</svg:title></draw:frame></text:p>
          </text:list-item>
          <text:list-item>
            <text:p text:style-name="P18">Scroll down to <text:span text:style-name="Strong_20_Emphasis">Transition</text:span> and choose <text:span text:style-name="Strong_20_Emphasis">+ new Page</text:span> from the drop-down.</text:p>
          </text:list-item>
          <text:list-item>
            <text:p text:style-name="P18"><text:soft-page-break/>Name the page <text:span text:style-name="Source_20_Text">Ticket information</text:span> and click <text:span text:style-name="Strong_20_Emphasis">Save</text:span>.</text:p>
          </text:list-item>
        </text:list>
        <text:p text:style-name="Text_20_body"><draw:frame draw:style-name="fr6" draw:name="graphics15" text:anchor-type="as-char" svg:width="6.2602in" svg:height="0.3929in" draw:z-index="22"><draw:image xlink:href="https://cdn.qwiklabs.com/p7W8gbTRuIsw8CDW5QU9%2BpdWYwSVITY5X9NY%2F6dH%2BPI%3D" xlink:type="simple" xlink:show="embed" xlink:actuate="onLoad"/><svg:title>Highlighted Page name field populated with Ticket information</svg:title></draw:frame></text:p>
        <text:list xml:id="list3140432621497379239" text:style-name="L19">
          <text:list-item>
            <text:p text:style-name="P19">Exit out of the windows to return to the main display of flows to see your new <text:span text:style-name="Strong_20_Emphasis">Ticket information</text:span> page connected to the <text:span text:style-name="Strong_20_Emphasis">Start</text:span> page.</text:p>
          </text:list-item>
        </text:list>
        <text:p text:style-name="Text_20_body"><draw:frame draw:style-name="fr6" draw:name="graphics16" text:anchor-type="as-char" svg:width="6.2602in" svg:height="0.3929in" draw:z-index="23"><draw:image xlink:href="https://cdn.qwiklabs.com/hx2do5qJPo8ouN8BrFJF6sFMIyxpPRGWNKrnbI5Xd90%3D" xlink:type="simple" xlink:show="embed" xlink:actuate="onLoad"/><svg:title>Main display with flow diagram</svg:title></draw:frame></text:p>
        <text:p text:style-name="Text_20_body">The beginning of the flow now includes a greeting, and will then proceed to the <text:span text:style-name="Emphasis">Ticket information</text:span> page when the <text:span text:style-name="Source_20_Text">main.book_a_flight</text:span> intent is matched. On the Ticket Information page you will collect parameters from the end-user so they can book their flight.</text:p>
        <text:h text:style-name="Heading_20_2" text:outline-level="2"><text:bookmark text:name="step8"/>Task 4. Entities and parameters</text:h>
        <text:list xml:id="list6371435673679303034" text:style-name="L20">
          <text:list-item>
            <text:p text:style-name="P20"><text:a xlink:type="simple" xlink:href="https://cloud.google.com/dialogflow/cx/docs/concept/entity" office:target-frame-name="_blank" xlink:show="new" text:style-name="Internet_20_link" text:visited-style-name="Visited_20_Internet_20_Link">Entities</text:a> define the type of information you wish to extract from an end-user, ex: city you want to fly to. Use Dialogflow's built-in " <text:a xlink:type="simple" xlink:href="https://cloud.google.com/dialogflow/cx/docs/reference/system-entities" office:target-frame-name="_blank" xlink:show="new" text:style-name="Internet_20_link" text:visited-style-name="Visited_20_Internet_20_Link">system entities</text:a>'' for matching dates, times, colors, email addresses, and so on.</text:p>
          </text:list-item>
          <text:list-item>
            <text:p text:style-name="P20">System entities can also be “extended” to include values that are not part of the default system values. If you need to create a fully customized entity, you can do so by creating a <text:a xlink:type="simple" xlink:href="https://cloud.google.com/dialogflow/cx/docs/concept/entity-custom" office:target-frame-name="_blank" xlink:show="new" text:style-name="Internet_20_link" text:visited-style-name="Visited_20_Internet_20_Link">Custom Entity</text:a> type for matching data that is custom to your business and not found as a system entity.</text:p>
          </text:list-item>
          <text:list-item>
            <text:p text:style-name="P20"><text:a xlink:type="simple" xlink:href="https://cloud.google.com/dialogflow/cx/docs/concept/parameter" office:target-frame-name="_blank" xlink:show="new" text:style-name="Internet_20_link" text:visited-style-name="Visited_20_Internet_20_Link">Parameters</text:a> are information supplied by the end-user during a session, such as date, time, and destination city. Each parameter has a <text:span text:style-name="Emphasis">name</text:span> and an <text:span text:style-name="Emphasis">entity type</text:span>. They are written in snake_case (lowercase with underscores between words)</text:p>
          </text:list-item>
        </text:list>
        <text:h text:style-name="Heading_20_3" text:outline-level="3">Create your first set of parameters</text:h>
        <text:p text:style-name="Text_20_body">Next you will use an entity to extract a required parameter from the end-user.</text:p>
        <text:list xml:id="list772590602112721141" text:style-name="L21">
          <text:list-item>
            <text:p text:style-name="P55">Click on the page <text:span text:style-name="Strong_20_Emphasis">Ticket Information</text:span>, then the <text:span text:style-name="Strong_20_Emphasis">+</text:span> by <text:span text:style-name="Strong_20_Emphasis">Parameters</text:span> to collect flight data.</text:p>
          </text:list-item>
          <text:list-item>
            <text:p text:style-name="P55">Enter <text:span text:style-name="Source_20_Text">departure_city</text:span> in the <text:span text:style-name="Strong_20_Emphasis">Display name</text:span> field.</text:p>
          </text:list-item>
          <text:list-item>
            <text:p text:style-name="P55">Choose <text:span text:style-name="Source_20_Text">@sys.geo-city</text:span> from the <text:span text:style-name="Strong_20_Emphasis">Entity type</text:span> drop-down.</text:p>
          </text:list-item>
          <text:list-item>
            <text:p text:style-name="P55">Scroll down to <text:span text:style-name="Strong_20_Emphasis">Initial prompt fulfillment &gt; Agent responses &gt; Agent Says</text:span> and add <text:span text:style-name="Source_20_Text">What city would you like the flight to depart from?</text:span></text:p>
          </text:list-item>
          <text:list-item>
            <text:p text:style-name="P21">Click <text:span text:style-name="Strong_20_Emphasis">Save</text:span>.</text:p>
          </text:list-item>
        </text:list>
        <text:p text:style-name="Text_20_body"><text:soft-page-break/><draw:frame draw:style-name="fr6" draw:name="graphics17" text:anchor-type="as-char" svg:width="4.1665in" svg:height="5.2819in" draw:z-index="24"><draw:image xlink:href="https://cdn.qwiklabs.com/bnMqg2xeuR4wMFIsFkZXwSf5%2BveU6us8teNywR%2BqjTE%3D" xlink:type="simple" xlink:show="embed" xlink:actuate="onLoad"/><svg:title>Initial prompt fulfillment section with Agent says field populated</svg:title></draw:frame></text:p>
        <text:list xml:id="list4542186615443980011" text:style-name="L22">
          <text:list-item>
            <text:p text:style-name="P56">Exit out of this window to make another parameter.</text:p>
          </text:list-item>
          <text:list-item>
            <text:p text:style-name="P22">Click the <text:span text:style-name="Strong_20_Emphasis">+</text:span> by <text:span text:style-name="Strong_20_Emphasis">Parameters</text:span> again to create 4 additional parameters one by one with the following name, entity type, and how the agent will prompt the end-user.</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Table_20_Heading">Display name</text:p>
            </table:table-cell>
            <table:table-cell table:style-name="Table1.A1" office:value-type="string">
              <text:p text:style-name="Table_20_Heading">Entity type</text:p>
            </table:table-cell>
            <table:table-cell table:style-name="Table1.A1" office:value-type="string">
              <text:p text:style-name="Table_20_Heading">Agent says</text:p>
            </table:table-cell>
          </table:table-row>
          <table:table-row>
            <table:table-cell table:style-name="Table1.A1" office:value-type="string">
              <text:p text:style-name="Table_20_Contents">departure_date</text:p>
            </table:table-cell>
            <table:table-cell table:style-name="Table1.A1" office:value-type="string">
              <text:p text:style-name="Table_20_Contents">@sys.date</text:p>
            </table:table-cell>
            <table:table-cell table:style-name="Table1.A1" office:value-type="string">
              <text:p text:style-name="Table_20_Contents">What is the month and day of the departure?</text:p>
            </table:table-cell>
          </table:table-row>
          <table:table-row>
            <table:table-cell table:style-name="Table1.A1" office:value-type="string">
              <text:p text:style-name="Table_20_Contents">destination_city</text:p>
            </table:table-cell>
            <table:table-cell table:style-name="Table1.A1" office:value-type="string">
              <text:p text:style-name="Table_20_Contents">@sys.geo-city</text:p>
            </table:table-cell>
            <table:table-cell table:style-name="Table1.A1" office:value-type="string">
              <text:p text:style-name="Table_20_Contents">What is your destination city?</text:p>
            </table:table-cell>
          </table:table-row>
          <table:table-row>
            <table:table-cell table:style-name="Table1.A1" office:value-type="string">
              <text:p text:style-name="Table_20_Contents">return_date</text:p>
            </table:table-cell>
            <table:table-cell table:style-name="Table1.A1" office:value-type="string">
              <text:p text:style-name="Table_20_Contents">@sys.date</text:p>
            </table:table-cell>
            <table:table-cell table:style-name="Table1.A1" office:value-type="string">
              <text:p text:style-name="Table_20_Contents">What is the month and day for the returning flight?</text:p>
            </table:table-cell>
          </table:table-row>
          <table:table-row>
            <table:table-cell table:style-name="Table1.A1" office:value-type="string">
              <text:p text:style-name="Table_20_Contents">passenger_name</text:p>
            </table:table-cell>
            <table:table-cell table:style-name="Table1.A1" office:value-type="string">
              <text:p text:style-name="Table_20_Contents">@sys.any</text:p>
            </table:table-cell>
            <table:table-cell table:style-name="Table1.A1" office:value-type="string">
              <text:p text:style-name="Table_20_Contents">What is the passenger's name?</text:p>
            </table:table-cell>
          </table:table-row>
        </table:table>
        <text:p text:style-name="Text_20_body">When finished they are listed like this:</text:p>
        <text:p text:style-name="Text_20_body"><draw:frame draw:style-name="fr6" draw:name="graphics18" text:anchor-type="as-char" svg:width="0.7862in" svg:height="0.3929in" draw:z-index="25"><draw:image xlink:href="https://cdn.qwiklabs.com/QSVShx7XAKQByaf7pZaaR4QZ6HXco0tatM0ulrOd%2Fpw%3D" xlink:type="simple" xlink:show="embed" xlink:actuate="onLoad"/><svg:title>Parameters page displaying the list of added parameters</svg:title></draw:frame></text:p>
        <text:p text:style-name="Text_20_body"><text:span text:style-name="Strong_20_Emphasis">Note: </text:span>The <text:span text:style-name="T4">order</text:span> in which the parameters are listed affects the order in which the flight booking agent will ask for each. You can easily change the order by dragging parameters up or down.</text:p>
        <text:p text:style-name="Text_20_body"><text:span text:style-name="Strong_20_Emphasis">Knowledge check</text:span></text:p>
        <text:p text:style-name="P48">The primary reason that an end-user is interacting with your agent is captured by which resource type?</text:p>
        <text:p text:style-name="P76"><draw:frame draw:style-name="fr1" draw:name="Frame11" text:anchor-type="char" svg:width="0.2083in" draw:z-index="26"><draw:text-box fo:min-height="0.2083in"><draw:frame draw:style-name="fr4" draw:name="Frame12" text:anchor-type="frame" svg:x="0in" svg:y="0in" svg:width="0.2083in" draw:z-index="27"><draw:text-box fo:min-height="0.2083in"><text:p text:style-name="Text_20_body"/></draw:text-box></draw:frame><draw:frame draw:style-name="fr5" draw:name="Frame13" text:anchor-type="frame" svg:x="0in" svg:y="0in" svg:width="0.2083in" draw:z-index="28"><draw:text-box fo:min-height="0.2083in"><text:p text:style-name="Text_20_body"/></draw:text-box></draw:frame><text:p text:style-name="Text_20_body"/></draw:text-box></draw:frame>Parameters</text:p>
        <text:p text:style-name="P76"><draw:frame draw:style-name="fr1" draw:name="Frame14" text:anchor-type="char" svg:width="0.2083in" draw:z-index="29"><draw:text-box fo:min-height="0.2083in"><draw:frame draw:style-name="fr4" draw:name="Frame15" text:anchor-type="frame" svg:x="0in" svg:y="0in" svg:width="0.2083in" draw:z-index="30"><draw:text-box fo:min-height="0.2083in"><text:p text:style-name="Text_20_body"/></draw:text-box></draw:frame><draw:frame draw:style-name="fr5" draw:name="Frame16" text:anchor-type="frame" svg:x="0in" svg:y="0in" svg:width="0.2083in" draw:z-index="31"><draw:text-box fo:min-height="0.2083in"><text:p text:style-name="Text_20_body"/></draw:text-box></draw:frame><text:p text:style-name="Text_20_body"/></draw:text-box></draw:frame><text:soft-page-break/>Flows</text:p>
        <text:p text:style-name="P70"><text:span text:style-name="T1">check</text:span><text:span text:style-name="T3">Intents</text:span></text:p>
        <text:p text:style-name="P76"><draw:frame draw:style-name="fr1" draw:name="Frame17" text:anchor-type="char" svg:width="0.2083in" draw:z-index="32"><draw:text-box fo:min-height="0.2083in"><draw:frame draw:style-name="fr4" draw:name="Frame18" text:anchor-type="frame" svg:x="0in" svg:y="0in" svg:width="0.2083in" draw:z-index="33"><draw:text-box fo:min-height="0.2083in"><text:p text:style-name="Text_20_body"/></draw:text-box></draw:frame><draw:frame draw:style-name="fr5" draw:name="Frame19" text:anchor-type="frame" svg:x="0in" svg:y="0in" svg:width="0.2083in" draw:z-index="34"><draw:text-box fo:min-height="0.2083in"><text:p text:style-name="Text_20_body"/></draw:text-box></draw:frame><text:p text:style-name="Text_20_body"/></draw:text-box></draw:frame>Pages</text:p>
        <text:p text:style-name="P76"><draw:frame draw:style-name="fr1" draw:name="Frame20" text:anchor-type="char" svg:width="0.2083in" draw:z-index="35"><draw:text-box fo:min-height="0.2083in"><draw:frame draw:style-name="fr4" draw:name="Frame21" text:anchor-type="frame" svg:x="0in" svg:y="0in" svg:width="0.2083in" draw:z-index="36"><draw:text-box fo:min-height="0.2083in"><text:p text:style-name="Text_20_body"/></draw:text-box></draw:frame><draw:frame draw:style-name="fr5" draw:name="Frame22" text:anchor-type="frame" svg:x="0in" svg:y="0in" svg:width="0.2083in" draw:z-index="37"><draw:text-box fo:min-height="0.2083in"><text:p text:style-name="Text_20_body"/></draw:text-box></draw:frame><text:p text:style-name="Text_20_body"/></draw:text-box></draw:frame>Entities</text:p>
        <text:p text:style-name="Text_20_body"><draw:frame draw:style-name="fr1" draw:name="Frame23" text:anchor-type="char" svg:width="0.9791in" draw:z-index="38"><draw:text-box fo:min-height="0.3752in"><text:p text:style-name="Text_20_body"/></draw:text-box></draw:frame>Submit</text:p>
        <text:h text:style-name="Heading_20_2" text:outline-level="2"><text:bookmark text:name="step9"/>Task 5. Conditions</text:h>
        <text:p text:style-name="Text_20_body">Once the agent has collected the necessary 5 flight booking parameters, you want to route the end user to another page using a routing <text:a xlink:type="simple" xlink:href="https://cloud.google.com/dialogflow/cx/docs/reference/condition" office:target-frame-name="_blank" xlink:show="new" text:style-name="Internet_20_link" text:visited-style-name="Visited_20_Internet_20_Link"><text:span text:style-name="Emphasis">condition</text:span></text:a>, which you will create next.</text:p>
        <text:list xml:id="list978697608968017431" text:style-name="L23">
          <text:list-item>
            <text:p text:style-name="P57">Exit out of the parameter window to return to the <text:span text:style-name="Strong_20_Emphasis">Ticket information</text:span> page again.</text:p>
          </text:list-item>
          <text:list-item>
            <text:p text:style-name="P57">Scroll down to locate <text:span text:style-name="Strong_20_Emphasis">Routes</text:span> and click the <text:span text:style-name="Strong_20_Emphasis">+</text:span> sign next to it.</text:p>
          </text:list-item>
          <text:list-item>
            <text:p text:style-name="P57">Scroll down to <text:span text:style-name="Strong_20_Emphasis">Condition</text:span> &gt; <text:span text:style-name="Strong_20_Emphasis">Condition rules</text:span> &gt; select "Match <text:span text:style-name="Strong_20_Emphasis">AT LEAST ONE</text:span> rule (OR)"</text:p>
          </text:list-item>
          <text:list-item>
            <text:p text:style-name="P57">In the <text:span text:style-name="Strong_20_Emphasis">Parameter</text:span> field enter <text:span text:style-name="Source_20_Text">$page.params.status</text:span>.</text:p>
          </text:list-item>
          <text:list-item>
            <text:p text:style-name="P57">Choose the <text:span text:style-name="Source_20_Text">=</text:span> sign in the <text:span text:style-name="Strong_20_Emphasis">Operand</text:span> drop-down.</text:p>
          </text:list-item>
          <text:list-item>
            <text:p text:style-name="P57">In the <text:span text:style-name="Strong_20_Emphasis">Value</text:span> field enter: <text:span text:style-name="Source_20_Text">"FINAL"</text:span> (ensure you include the double quotes).</text:p>
          </text:list-item>
          <text:list-item>
            <text:p text:style-name="P23">Click <text:span text:style-name="Strong_20_Emphasis">Save</text:span>.</text:p>
          </text:list-item>
        </text:list>
        <text:p text:style-name="Text_20_body"><draw:frame draw:style-name="fr6" draw:name="graphics19" text:anchor-type="as-char" svg:width="6.5in" svg:height="0.3929in" draw:z-index="39"><draw:image xlink:href="https://cdn.qwiklabs.com/yQ2ra9mlOCBSnNUv4%2FP5dRH3iIM%2B3OZLPVPT6QpTn%2Fs%3D" xlink:type="simple" xlink:show="embed" xlink:actuate="onLoad"/><svg:title>Condition section with Parameter field highlighted</svg:title></draw:frame></text:p>
        <text:p text:style-name="Text_20_body"><text:span text:style-name="Strong_20_Emphasis">Knowledge check</text:span></text:p>
        <text:p text:style-name="P48">What’s the correct way to check if all parameters on a Page are filled?</text:p>
        <text:p text:style-name="P76"><draw:frame draw:style-name="fr1" draw:name="Frame24" text:anchor-type="char" svg:width="0.2083in" draw:z-index="40"><draw:text-box fo:min-height="0.2083in"><draw:frame draw:style-name="fr4" draw:name="Frame25" text:anchor-type="frame" svg:x="0in" svg:y="0in" svg:width="0.2083in" draw:z-index="41"><draw:text-box fo:min-height="0.2083in"><text:p text:style-name="Text_20_body"/></draw:text-box></draw:frame><draw:frame draw:style-name="fr5" draw:name="Frame26" text:anchor-type="frame" svg:x="0in" svg:y="0in" svg:width="0.2083in" draw:z-index="42"><draw:text-box fo:min-height="0.2083in"><text:p text:style-name="Text_20_body"/></draw:text-box></draw:frame><text:p text:style-name="Text_20_body"/></draw:text-box></draw:frame>$page.params.status = FINAL</text:p>
        <text:p text:style-name="P76"><draw:frame draw:style-name="fr1" draw:name="Frame27" text:anchor-type="char" svg:width="0.2083in" draw:z-index="43"><draw:text-box fo:min-height="0.2083in"><draw:frame draw:style-name="fr4" draw:name="Frame28" text:anchor-type="frame" svg:x="0in" svg:y="0in" svg:width="0.2083in" draw:z-index="44"><draw:text-box fo:min-height="0.2083in"><text:p text:style-name="Text_20_body"/></draw:text-box></draw:frame><draw:frame draw:style-name="fr5" draw:name="Frame29" text:anchor-type="frame" svg:x="0in" svg:y="0in" svg:width="0.2083in" draw:z-index="45"><draw:text-box fo:min-height="0.2083in"><text:p text:style-name="Text_20_body"/></draw:text-box></draw:frame><text:p text:style-name="Text_20_body"/></draw:text-box></draw:frame>$session.params.status = FINAL</text:p>
        <text:p text:style-name="P76"><draw:frame draw:style-name="fr1" draw:name="Frame30" text:anchor-type="char" svg:width="0.2083in" draw:z-index="46"><draw:text-box fo:min-height="0.2083in"><draw:frame draw:style-name="fr4" draw:name="Frame31" text:anchor-type="frame" svg:x="0in" svg:y="0in" svg:width="0.2083in" draw:z-index="47"><draw:text-box fo:min-height="0.2083in"><text:p text:style-name="Text_20_body"/></draw:text-box></draw:frame><draw:frame draw:style-name="fr5" draw:name="Frame32" text:anchor-type="frame" svg:x="0in" svg:y="0in" svg:width="0.2083in" draw:z-index="48"><draw:text-box fo:min-height="0.2083in"><text:p text:style-name="Text_20_body"/></draw:text-box></draw:frame><text:p text:style-name="Text_20_body"/></draw:text-box></draw:frame>#context.params.status = “FINAL”</text:p>
        <text:p text:style-name="P70"><text:span text:style-name="T1">check</text:span><text:span text:style-name="T3">$page.params.status = “FINAL”</text:span></text:p>
        <text:p text:style-name="P76"><draw:frame draw:style-name="fr1" draw:name="Frame33" text:anchor-type="char" svg:width="0.2083in" draw:z-index="49"><draw:text-box fo:min-height="0.2083in"><draw:frame draw:style-name="fr4" draw:name="Frame34" text:anchor-type="frame" svg:x="0in" svg:y="0in" svg:width="0.2083in" draw:z-index="50"><draw:text-box fo:min-height="0.2083in"><text:p text:style-name="Text_20_body"/></draw:text-box></draw:frame><draw:frame draw:style-name="fr5" draw:name="Frame35" text:anchor-type="frame" svg:x="0in" svg:y="0in" svg:width="0.2083in" draw:z-index="51"><draw:text-box fo:min-height="0.2083in"><text:p text:style-name="Text_20_body"/></draw:text-box></draw:frame><text:p text:style-name="Text_20_body"/></draw:text-box></draw:frame>$session.params.status = “FINAL”</text:p>
        <text:p text:style-name="P76"><draw:frame draw:style-name="fr1" draw:name="Frame36" text:anchor-type="char" svg:width="0.2083in" draw:z-index="52"><draw:text-box fo:min-height="0.2083in"><draw:frame draw:style-name="fr4" draw:name="Frame37" text:anchor-type="frame" svg:x="0in" svg:y="0in" svg:width="0.2083in" draw:z-index="53"><draw:text-box fo:min-height="0.2083in"><text:p text:style-name="Text_20_body"/></draw:text-box></draw:frame><draw:frame draw:style-name="fr5" draw:name="Frame38" text:anchor-type="frame" svg:x="0in" svg:y="0in" svg:width="0.2083in" draw:z-index="54"><draw:text-box fo:min-height="0.2083in"><text:p text:style-name="Text_20_body"/></draw:text-box></draw:frame><text:p text:style-name="Text_20_body"/></draw:text-box></draw:frame>#context.params.status = FINAL</text:p>
        <text:p text:style-name="Text_20_body"><draw:frame draw:style-name="fr1" draw:name="Frame39" text:anchor-type="char" svg:width="0.9791in" draw:z-index="55"><draw:text-box fo:min-height="0.3752in"><text:p text:style-name="Text_20_body"/></draw:text-box></draw:frame>Submit</text:p>
        <text:h text:style-name="Heading_20_2" text:outline-level="2"><text:bookmark text:name="step10"/>Task 6. Fulfillment</text:h>
        <text:p text:style-name="Text_20_body">Now add a response to say to the end-user when all 5 of their booking parameters are collected. These responses are called <text:span text:style-name="Emphasis">Fulfillment</text:span>.</text:p>
        <text:list xml:id="list3336424162548282951" text:style-name="L24">
          <text:list-item>
            <text:p text:style-name="P58">From the condition you just made, scroll down a bit and locate the section called <text:span text:style-name="Strong_20_Emphasis">Fulfillment</text:span>.</text:p>
          </text:list-item>
          <text:list-item>
            <text:p text:style-name="P58">Under <text:span text:style-name="Strong_20_Emphasis">Agent responses</text:span> type the following for <text:span text:style-name="Strong_20_Emphasis">Agent says</text:span>: <text:span text:style-name="Source_20_Text">Thank you for that information. Let me check on the availability of your ticket</text:span>.</text:p>
          </text:list-item>
          <text:list-item>
            <text:p text:style-name="P24">Click <text:span text:style-name="Strong_20_Emphasis">Save.</text:span></text:p>
          </text:list-item>
        </text:list>
        <text:p text:style-name="Text_20_body">(Now stay on this page while you read on to the next step of confirming information.)</text:p>
        <text:p text:style-name="Text_20_body"><text:soft-page-break/><draw:frame draw:style-name="fr6" draw:name="graphics20" text:anchor-type="as-char" svg:width="6.5in" svg:height="0.3929in" draw:z-index="56"><draw:image xlink:href="https://cdn.qwiklabs.com/pXppHlviKTcdwp%2FteAXJ0lTPhFCkvAEMHcPsZeJ6Pao%3D" xlink:type="simple" xlink:show="embed" xlink:actuate="onLoad"/><svg:title>Fulfillment section with highlighted populated Agent says field</svg:title></draw:frame></text:p>
        <text:h text:style-name="Heading_20_2" text:outline-level="2"><text:bookmark text:name="step11"/>Task 7. Confirming information</text:h>
        <text:p text:style-name="Text_20_body">After offering a response (or <text:span text:style-name="Emphasis">fulfillment</text:span>), you need to create a transition to a new page that will repeat back to the end-user if the travel information collected (<text:span text:style-name="Emphasis">parameters</text:span>) are correct.</text:p>
        <text:list xml:id="list6802670052113686867" text:style-name="L25">
          <text:list-item>
            <text:p text:style-name="P59">Continue to scroll down (past the fulfillment you just created) until you reach <text:span text:style-name="Strong_20_Emphasis">Transition</text:span>.</text:p>
          </text:list-item>
          <text:list-item>
            <text:p text:style-name="P59">On the <text:span text:style-name="Strong_20_Emphasis">Page field</text:span>, select the drop down to choose <text:span text:style-name="Strong_20_Emphasis">+ new Page</text:span>.</text:p>
          </text:list-item>
          <text:list-item>
            <text:p text:style-name="P25">Type <text:span text:style-name="Source_20_Text">Confirm trip</text:span> in the field called <text:span text:style-name="Strong_20_Emphasis">Page name</text:span>.</text:p>
          </text:list-item>
        </text:list>
        <text:p text:style-name="Text_20_body"><draw:frame draw:style-name="fr6" draw:name="graphics21" text:anchor-type="as-char" svg:width="6.2602in" svg:height="0.3929in" draw:z-index="57"><draw:image xlink:href="https://cdn.qwiklabs.com/eLRI2GAJSDPyQHGrKMl6EXE%2Bdv1qvqpoDhoec8nZjes%3D" xlink:type="simple" xlink:show="embed" xlink:actuate="onLoad"/><svg:title>Transition section with populated Page name field highlighted</svg:title></draw:frame></text:p>
        <text:list xml:id="list6907365959492623392" text:style-name="L26">
          <text:list-item>
            <text:p text:style-name="P60">Click <text:span text:style-name="Strong_20_Emphasis">Save</text:span>.</text:p>
          </text:list-item>
          <text:list-item>
            <text:p text:style-name="P60">Exit out of the window.</text:p>
          </text:list-item>
          <text:list-item>
            <text:p text:style-name="P26">Take a look at the flow of your 3 pages.</text:p>
          </text:list-item>
        </text:list>
        <text:p text:style-name="Text_20_body"><draw:frame draw:style-name="fr6" draw:name="graphics22" text:anchor-type="as-char" svg:width="6.2602in" svg:height="0.3929in" draw:z-index="58"><draw:image xlink:href="https://cdn.qwiklabs.com/OL9OG2ZeSmaHeK8YE1zgABoUc1mm%2FsR5mXm1Q5hDPHM%3D" xlink:type="simple" xlink:show="embed" xlink:actuate="onLoad"/><svg:title>Main display with flow diagram. Flow points include Start, Ticket information, and Confirm Trip</svg:title></draw:frame></text:p>
        <text:h text:style-name="Heading_20_3" text:outline-level="3">Repeating back the parameters collected from end-users</text:h>
        <text:p text:style-name="Text_20_body"><text:a xlink:type="simple" xlink:href="https://cloud.google.com/dialogflow/cx/docs/concept/parameter#session" office:target-frame-name="_blank" xlink:show="new" text:style-name="Internet_20_link" text:visited-style-name="Visited_20_Internet_20_Link">Session Parameters</text:a> store information <text:span text:style-name="Emphasis">previously collected</text:span> from the end-user and are active throughout the session. They also help you repeat information back to the end-user.</text:p>
        <text:p text:style-name="Text_20_body">For example, we can have the agent repeat back a passenger's name: "<text:span text:style-name="Emphasis">Thanks for providing that information, $session.params.passenger_name.</text:span>" <text:span text:style-name="Emphasis">This displays to the end-user as "Thanks for providing information, John Day</text:span>."</text:p>
        <text:p text:style-name="Text_20_body">They are formatted as follows:</text:p>
        <text:list xml:id="list5676913469248467885" text:style-name="L27">
          <text:list-item>
            <text:p text:style-name="P61"><text:span text:style-name="Emphasis">Prefix</text:span>: <text:span text:style-name="Strong_20_Emphasis">$session.params.</text:span></text:p>
          </text:list-item>
          <text:list-item>
            <text:p text:style-name="P27"><text:span text:style-name="Emphasis">Entity Name:</text:span> <text:span text:style-name="Strong_20_Emphasis">passenger_name</text:span></text:p>
          </text:list-item>
        </text:list>
        <text:p text:style-name="Text_20_body">So referencing the departure city would look like: $session.params.departure_city</text:p>
        <text:list xml:id="list5056394634139679691" text:style-name="L28">
          <text:list-item>
            <text:p text:style-name="P28">Starting from the Build view, click on the <text:span text:style-name="Strong_20_Emphasis">Confirm Trip</text:span> page &gt; <text:span text:style-name="Strong_20_Emphasis">Entry fulfillment</text:span> &gt; <text:span text:style-name="Strong_20_Emphasis">Edit fulfillment</text:span> field.</text:p>
          </text:list-item>
        </text:list>
        <text:p text:style-name="Text_20_body"><draw:frame draw:style-name="fr6" draw:name="graphics23" text:anchor-type="as-char" svg:width="5.052in" svg:height="0.3929in" draw:z-index="59"><draw:image xlink:href="https://cdn.qwiklabs.com/vdYhvpEdo9kIZMa5LiLLsmnCVVYv%2Fpwmzv1XfU6jm%2Fk%3D" xlink:type="simple" xlink:show="embed" xlink:actuate="onLoad"/><svg:title>Confirm trip window with Edit fulfillment field highlighted</svg:title></draw:frame></text:p>
        <text:list xml:id="list4501012404142847919" text:style-name="L29">
          <text:list-item>
            <text:p text:style-name="P29">Since you used 5 parameters, you can repeat them back to the user via the following session parameters. Paste the following text within the <text:span text:style-name="Strong_20_Emphasis">Agent says</text:span> section:</text:p>
          </text:list-item>
        </text:list>
        <text:p text:style-name="P79">This is to confirm that $session.params.passenger_name will fly</text:p>
        <text:p text:style-name="P78">From: $session.params.departure_city</text:p>
        <text:p text:style-name="P78">To: $session.params.destination_city</text:p>
        <text:p text:style-name="P78">Leaving on: $session.params.departure_date</text:p>
        <text:p text:style-name="P78">Returning on: $session.params.return_date</text:p>
        <text:p text:style-name="P77"/>
        <text:p text:style-name="P78">Is this correct?</text:p>
        <text:p text:style-name="P71">Copied!</text:p>
        <text:p text:style-name="P48">content_copy</text:p>
        <text:p text:style-name="Text_20_body"><text:soft-page-break/><draw:frame draw:style-name="fr6" draw:name="graphics24" text:anchor-type="as-char" svg:width="5.4374in" svg:height="0.3929in" draw:z-index="60"><draw:image xlink:href="https://cdn.qwiklabs.com/X3TKPGbbLtbtOAcv1yTQHq2O2g87NRPd4DfTXwbq6eA%3D" xlink:type="simple" xlink:show="embed" xlink:actuate="onLoad"/><svg:title>Fullfillment window with Agent says field populated</svg:title></draw:frame></text:p>
        <text:list xml:id="list7837587652614174166" text:style-name="L30">
          <text:list-item>
            <text:p text:style-name="P62">Then click <text:span text:style-name="Strong_20_Emphasis">Save.</text:span></text:p>
          </text:list-item>
          <text:list-item>
            <text:p text:style-name="P30">This is what it will look like to the end-user when the virtual agent repeats back the collected session parameters:</text:p>
          </text:list-item>
        </text:list>
        <text:p text:style-name="Text_20_body"><draw:frame draw:style-name="fr6" draw:name="graphics25" text:anchor-type="as-char" svg:width="3.198in" svg:height="0.3929in" draw:z-index="61"><draw:image xlink:href="https://cdn.qwiklabs.com/ws%2FUXP9uoxUf3i9%2F8pUH7%2BFuMW4W2rhyQsvuR%2B435T4%3D" xlink:type="simple" xlink:show="embed" xlink:actuate="onLoad"/><svg:title>Virtual agent displaying the collected session parameters</svg:title></draw:frame></text:p>
        <text:h text:style-name="Heading_20_3" text:outline-level="3">Positive confirmation route</text:h>
        <text:list xml:id="list9053810077995056781" text:style-name="L31">
          <text:list-item>
            <text:p text:style-name="P31">Exit out of the window to return to your <text:span text:style-name="Strong_20_Emphasis">Confirm Trip</text:span> page. Click <text:span text:style-name="Strong_20_Emphasis">+</text:span> next to <text:span text:style-name="Strong_20_Emphasis">Routes.</text:span></text:p>
          </text:list-item>
        </text:list>
        <text:p text:style-name="Text_20_body"><draw:frame draw:style-name="fr6" draw:name="graphics26" text:anchor-type="as-char" svg:width="3.75in" svg:height="0.3929in" draw:z-index="62"><draw:image xlink:href="https://cdn.qwiklabs.com/65RNySvyeOId7QQmkEwo2HBpdLcquMqF8NhIbbHGWwQ%3D" xlink:type="simple" xlink:show="embed" xlink:actuate="onLoad"/><svg:title>Confirm trip page with plus button highlighted</svg:title></draw:frame></text:p>
        <text:list xml:id="list6890486625678153720" text:style-name="L32">
          <text:list-item>
            <text:p text:style-name="P32">Click the <text:span text:style-name="Strong_20_Emphasis">Intents</text:span> drop-down , then click <text:span text:style-name="Strong_20_Emphasis">+ new Intent.</text:span></text:p>
          </text:list-item>
        </text:list>
        <text:p text:style-name="Text_20_body"><draw:frame draw:style-name="fr6" draw:name="graphics27" text:anchor-type="as-char" svg:width="6.2602in" svg:height="0.3929in" draw:z-index="63"><draw:image xlink:href="https://cdn.qwiklabs.com/CkYRejhy7UQpzS2Shnit6gS4FVzVmWZBeG6xbLLGR18%3D" xlink:type="simple" xlink:show="embed" xlink:actuate="onLoad"/><svg:title>Intent drop-down menu with + new intent option highlighted</svg:title></draw:frame></text:p>
        <text:list xml:id="list7443369526584289820" text:style-name="L33">
          <text:list-item>
            <text:p text:style-name="P63">In Display name type <text:span text:style-name="Source_20_Text">confirmation.yes</text:span>.</text:p>
          </text:list-item>
          <text:list-item>
            <text:p text:style-name="P33">In Training phrases enter <text:span text:style-name="Source_20_Text">yes</text:span> then <text:span text:style-name="Strong_20_Emphasis">Enter</text:span> (you can add more phrases like "correct", "yup", etc., to improve the NLU matching for this intent).</text:p>
          </text:list-item>
        </text:list>
        <text:p text:style-name="Text_20_body"><draw:frame draw:style-name="fr6" draw:name="graphics28" text:anchor-type="as-char" svg:width="3.552in" svg:height="0.3929in" draw:z-index="64"><draw:image xlink:href="https://cdn.qwiklabs.com/VnFID7hdHg75QIoicxTbh36JNTi6tojY2ZoGeT6Ghnk%3D" xlink:type="simple" xlink:show="embed" xlink:actuate="onLoad"/><svg:title>Training phrases section with yes and correct populated in the text field</svg:title></draw:frame></text:p>
        <text:list xml:id="list4921470249564244452" text:style-name="L34">
          <text:list-item>
            <text:p text:style-name="P64">Click <text:span text:style-name="Strong_20_Emphasis">Save</text:span>.</text:p>
          </text:list-item>
          <text:list-item>
            <text:p text:style-name="P34">After saving, scroll down to the <text:span text:style-name="Strong_20_Emphasis">Fulfillment</text:span> section and under <text:span text:style-name="Strong_20_Emphasis">Agent responses</text:span> enter <text:span text:style-name="Source_20_Text">Great, your flight is booked!</text:span> for <text:span text:style-name="Strong_20_Emphasis">Agent says</text:span>.</text:p>
          </text:list-item>
        </text:list>
        <text:p text:style-name="Text_20_body"><draw:frame draw:style-name="fr6" draw:name="graphics29" text:anchor-type="as-char" svg:width="6.5in" svg:height="0.3929in" draw:z-index="65"><draw:image xlink:href="https://cdn.qwiklabs.com/vlUvH7NWH8UPrsdmc2SRV%2B2mVmQqrvyhtae0C1ibu9A%3D" xlink:type="simple" xlink:show="embed" xlink:actuate="onLoad"/><svg:title>Highlighted Agent says field displaying the message: Great, your flight is booked!</svg:title></draw:frame></text:p>
        <text:list xml:id="list5456832206703169481" text:style-name="L35">
          <text:list-item>
            <text:p text:style-name="P35">Then click <text:span text:style-name="Strong_20_Emphasis">Save</text:span>.</text:p>
          </text:list-item>
          <text:list-item>
            <text:p text:style-name="P35">Click the back arrow, next to <text:span text:style-name="Strong_20_Emphasis">Route</text:span>.</text:p>
          </text:list-item>
        </text:list>
        <text:p text:style-name="Text_20_body"><draw:frame draw:style-name="fr6" draw:name="graphics30" text:anchor-type="as-char" svg:width="6.2602in" svg:height="0.3929in" draw:z-index="66"><draw:image xlink:href="https://cdn.qwiklabs.com/U5hS2FWYKWC2YjQaPjbtTgOG08NbEgUCw2Q02vCMQAU%3D" xlink:type="simple" xlink:show="embed" xlink:actuate="onLoad"/><svg:title>Back arrow highlighted</svg:title></draw:frame></text:p>
        <text:h text:style-name="Heading_20_3" text:outline-level="3">Negative confirmation route</text:h>
        <text:p text:style-name="Text_20_body">Now add logic to route an end-user to recollect their flight parameters if they say the information is incorrect.</text:p>
        <text:list xml:id="list6150957452489689573" text:style-name="L36">
          <text:list-item>
            <text:p text:style-name="P36">Still on the Routes section select <text:span text:style-name="Strong_20_Emphasis">Add route</text:span>.</text:p>
          </text:list-item>
        </text:list>
        <text:p text:style-name="Text_20_body"><draw:frame draw:style-name="fr6" draw:name="graphics31" text:anchor-type="as-char" svg:width="5.3543in" svg:height="0.3929in" draw:z-index="67"><draw:image xlink:href="https://cdn.qwiklabs.com/kbEpP1cU%2BT%2BOzT8O5Pfndh3u9li%2FlxHB%2FcIEt7SNmUU%3D" xlink:type="simple" xlink:show="embed" xlink:actuate="onLoad"/><svg:title>Add route button highlighted</svg:title></draw:frame></text:p>
        <text:list xml:id="list6984163725406757736" text:style-name="L37">
          <text:list-item>
            <text:p text:style-name="P65">From the Intents drop-down choose <text:span text:style-name="Strong_20_Emphasis">+ new Intent</text:span>.</text:p>
          </text:list-item>
          <text:list-item>
            <text:p text:style-name="P37">Name the intent <text:span text:style-name="Source_20_Text">confirmation.no</text:span> in the Display name field.</text:p>
          </text:list-item>
        </text:list>
        <text:p text:style-name="Text_20_body"><text:soft-page-break/><draw:frame draw:style-name="fr6" draw:name="graphics32" text:anchor-type="as-char" svg:width="6.1043in" svg:height="0.3929in" draw:z-index="68"><draw:image xlink:href="https://cdn.qwiklabs.com/shgQSeupOiYQRDgxjHv%2Fc0m%2FUltQRGh5NtroQWncUiY%3D" xlink:type="simple" xlink:show="embed" xlink:actuate="onLoad"/><svg:title>Highlighted Display name field with confirmation.no entered</svg:title></draw:frame></text:p>
        <text:list xml:id="list2693242206822322327" text:style-name="L38">
          <text:list-item>
            <text:p text:style-name="P38">Scroll down to the Training phrases section type <text:span text:style-name="Source_20_Text">no</text:span> then click <text:span text:style-name="Strong_20_Emphasis">Enter</text:span>.</text:p>
          </text:list-item>
        </text:list>
        <text:p text:style-name="Text_20_body"><draw:frame draw:style-name="fr6" draw:name="graphics33" text:anchor-type="as-char" svg:width="4.052in" svg:height="0.3929in" draw:z-index="69"><draw:image xlink:href="https://cdn.qwiklabs.com/RndBK84cqz%2Bwx9WOWBlbuqrilnyme2gbwaXQvKjpHcM%3D" xlink:type="simple" xlink:show="embed" xlink:actuate="onLoad"/><svg:title>Training phrases section with no highlighted</svg:title></draw:frame></text:p>
        <text:list xml:id="list2490287166424288257" text:style-name="L39">
          <text:list-item>
            <text:p text:style-name="P66">Click <text:span text:style-name="Strong_20_Emphasis">Save</text:span>.</text:p>
          </text:list-item>
          <text:list-item>
            <text:p text:style-name="P39">Next, scroll down to the section called <text:span text:style-name="Strong_20_Emphasis">Transition</text:span> &gt; <text:span text:style-name="Strong_20_Emphasis">Page</text:span>, then choose <text:span text:style-name="Strong_20_Emphasis">Ticket information</text:span> from the drop-down.</text:p>
          </text:list-item>
        </text:list>
        <text:p text:style-name="Text_20_body"><draw:frame draw:style-name="fr6" draw:name="graphics34" text:anchor-type="as-char" svg:width="4.2291in" svg:height="0.3929in" draw:z-index="70"><draw:image xlink:href="https://cdn.qwiklabs.com/uwTzIU7cgTtvTdNJpLBzYQTt5cKqqvE7RWE%2F0%2FKvndo%3D" xlink:type="simple" xlink:show="embed" xlink:actuate="onLoad"/><svg:title>Transition section with Ticket information selected i the Page dropdown menu</svg:title></draw:frame><text:span text:style-name="Strong_20_Emphasis">Note: </text:span>This is to prompt the user again for their flight information.</text:p>
        <text:list xml:id="list7845989400330498228" text:style-name="L40">
          <text:list-item>
            <text:p text:style-name="P40">Scroll up to <text:span text:style-name="Strong_20_Emphasis">Parameter presets</text:span> and click <text:span text:style-name="Strong_20_Emphasis">Add parameter</text:span> . Enter the following <text:span text:style-name="Emphasis">5</text:span> values and assign their value to <text:span text:style-name="Strong_20_Emphasis">null</text:span> <text:span text:style-name="Emphasis">without</text:span> the quotation marks.</text:p>
          </text:list-item>
        </text:list>
        <text:p text:style-name="P48"><text:span text:style-name="Strong_20_Emphasis">Note: </text:span>You will need to delete the quotation marks in the value column and type <text:span text:style-name="T4">null</text:span>. This is to delete the parameters collected from the end-user.</text:p>
        <table:table table:name="Table2" table:style-name="Table2">
          <table:table-column table:style-name="Table2.A"/>
          <table:table-column table:style-name="Table2.B"/>
          <table:table-row>
            <table:table-cell table:style-name="Table2.A1" office:value-type="string">
              <text:p text:style-name="Table_20_Heading"><text:span text:style-name="Strong_20_Emphasis">Parameter</text:span></text:p>
            </table:table-cell>
            <table:table-cell table:style-name="Table2.A1" office:value-type="string">
              <text:p text:style-name="Table_20_Heading"><text:span text:style-name="Strong_20_Emphasis">Value</text:span></text:p>
            </table:table-cell>
          </table:table-row>
          <table:table-row>
            <table:table-cell table:style-name="Table2.A1" office:value-type="string">
              <text:p text:style-name="Table_20_Contents"><text:span text:style-name="Source_20_Text">departure_city</text:span></text:p>
            </table:table-cell>
            <table:table-cell table:style-name="Table2.A1" office:value-type="string">
              <text:p text:style-name="Table_20_Contents">null</text:p>
            </table:table-cell>
          </table:table-row>
          <table:table-row>
            <table:table-cell table:style-name="Table2.A1" office:value-type="string">
              <text:p text:style-name="Table_20_Contents"><text:span text:style-name="Source_20_Text">destination_city</text:span></text:p>
            </table:table-cell>
            <table:table-cell table:style-name="Table2.A1" office:value-type="string">
              <text:p text:style-name="Table_20_Contents">null</text:p>
            </table:table-cell>
          </table:table-row>
          <table:table-row>
            <table:table-cell table:style-name="Table2.A1" office:value-type="string">
              <text:p text:style-name="Table_20_Contents"><text:span text:style-name="Source_20_Text">departure_date</text:span></text:p>
            </table:table-cell>
            <table:table-cell table:style-name="Table2.A1" office:value-type="string">
              <text:p text:style-name="Table_20_Contents">null</text:p>
            </table:table-cell>
          </table:table-row>
          <table:table-row>
            <table:table-cell table:style-name="Table2.A1" office:value-type="string">
              <text:p text:style-name="Table_20_Contents"><text:span text:style-name="Source_20_Text">return_date</text:span></text:p>
            </table:table-cell>
            <table:table-cell table:style-name="Table2.A1" office:value-type="string">
              <text:p text:style-name="Table_20_Contents">null</text:p>
            </table:table-cell>
          </table:table-row>
          <table:table-row>
            <table:table-cell table:style-name="Table2.A1" office:value-type="string">
              <text:p text:style-name="Table_20_Contents"><text:span text:style-name="Source_20_Text">passenger_name</text:span></text:p>
            </table:table-cell>
            <table:table-cell table:style-name="Table2.A1" office:value-type="string">
              <text:p text:style-name="Table_20_Contents">null</text:p>
            </table:table-cell>
          </table:table-row>
        </table:table>
        <text:p text:style-name="Text_20_body"><draw:frame draw:style-name="fr6" draw:name="graphics35" text:anchor-type="as-char" svg:width="6.5in" svg:height="0.3929in" draw:z-index="71"><draw:image xlink:href="https://cdn.qwiklabs.com/j%2B%2BQiMSwDGsFDnzkYKZ48X5fDbAAN%2F5%2Bf2IH%2BNB%2BImc%3D" xlink:type="simple" xlink:show="embed" xlink:actuate="onLoad"/><svg:title>Parameter presets section with null value for each of the five parameters</svg:title></draw:frame></text:p>
        <text:p text:style-name="Text_20_body">The purpose of this is to remove the value that was previously collected from the end user to allow them to submit a new value. If this step is missed, it might result in an infinite loop scenario in your bot!</text:p>
        <text:list xml:id="list7968570164944350290" text:style-name="L41">
          <text:list-item>
            <text:p text:style-name="P67">Click <text:span text:style-name="Strong_20_Emphasis">Save</text:span>.</text:p>
          </text:list-item>
          <text:list-item>
            <text:p text:style-name="P41">Exit out of the window to return to the Build view, you will now see how all 3 pages flow. Note that the last page has two arrows between the Confirm trip and Ticket information page because the <text:span text:style-name="Source_20_Text">confirmation.no</text:span> intent is linked back.</text:p>
          </text:list-item>
        </text:list>
        <text:p text:style-name="Text_20_body"><draw:frame draw:style-name="fr6" draw:name="graphics36" text:anchor-type="as-char" svg:width="6.5in" svg:height="0.3929in" draw:z-index="72"><draw:image xlink:href="https://cdn.qwiklabs.com/QOPWL1LQZXYiLCyzq91bQBA6XfeSAUw4ANC4qK%2BqvB4%3D" xlink:type="simple" xlink:show="embed" xlink:actuate="onLoad"/><svg:title>Build view displaying the flow diagram</svg:title></draw:frame></text:p>
        <text:p text:style-name="Text_20_body"><text:span text:style-name="Strong_20_Emphasis">Knowledge check</text:span></text:p>
        <text:p text:style-name="P48">Select the agent response that’s best for casually confirming that tickets are booked.</text:p>
        <text:p text:style-name="P70"><text:span text:style-name="T1">check</text:span><text:span text:style-name="T3">The transaction you requested has been completed. You will receive an electronic copy of your tickets within the next 6 hours. Now, would you like to continue browsing upcoming events?</text:span></text:p>
        <text:p text:style-name="P70"><text:span text:style-name="T1">close</text:span><text:span text:style-name="T5">You’re all set! Look for the tickets in your email later today! Now, are there any other events you’re interested in?</text:span></text:p>
        <text:p text:style-name="Text_20_body"><draw:frame draw:style-name="fr1" draw:name="Frame41" text:anchor-type="char" svg:width="0.9791in" draw:z-index="73"><draw:text-box fo:min-height="0.3752in"><text:p text:style-name="Text_20_body"/></draw:text-box></draw:frame>Submit</text:p>
        <text:h text:style-name="Heading_20_2" text:outline-level="2"><text:bookmark text:name="step12"/><text:soft-page-break/>Task 8. Testing</text:h>
        <text:list xml:id="list8688979759063205238" text:style-name="L42">
          <text:list-item>
            <text:p text:style-name="P42">To test that your agent works as intended, click on <text:span text:style-name="Strong_20_Emphasis">Test Agent</text:span> in the upper right corner of the screen.</text:p>
          </text:list-item>
          <text:list-item>
            <text:p text:style-name="P42">Interact with the agent as if you were the end-user. As you move through the main flow, notice the pages, intents, and transitions you created.</text:p>
          </text:list-item>
        </text:list>
        <text:p text:style-name="Text_20_body">Depending on how you arranged your parameter collection, you can try typing in the following sample dialogue:</text:p>
        <text:list xml:id="list1715764195278051643" text:style-name="L43">
          <text:list-item>
            <text:p text:style-name="P68">I'd like to book a flight</text:p>
          </text:list-item>
          <text:list-item>
            <text:p text:style-name="P68">Austin</text:p>
          </text:list-item>
          <text:list-item>
            <text:p text:style-name="P68">Tomorrow</text:p>
          </text:list-item>
          <text:list-item>
            <text:p text:style-name="P68">Boston</text:p>
          </text:list-item>
          <text:list-item>
            <text:p text:style-name="P68">Next Friday</text:p>
          </text:list-item>
          <text:list-item>
            <text:p text:style-name="P68">Mickey Mouse</text:p>
          </text:list-item>
          <text:list-item>
            <text:p text:style-name="P43">Yes</text:p>
          </text:list-item>
        </text:list>
        <text:p text:style-name="Text_20_body">This should result in a successful transaction through your agent, commonly known as the “happy path”.</text:p>
        <text:p text:style-name="Text_20_body">Here is an example of the above agent testing in the Test Agent console:</text:p>
        <text:p text:style-name="Text_20_body"><draw:frame draw:style-name="fr6" draw:name="graphics37" text:anchor-type="as-char" svg:width="0.7862in" svg:height="0.3929in" draw:z-index="74"><draw:image xlink:href="https://cdn.qwiklabs.com/LIP9dwj3V2o6IYPaNdoH%2BfhfxK2%2B6NElFTrTscAOOeE%3D" xlink:type="simple" xlink:show="embed" xlink:actuate="onLoad"/><svg:title>Test Agent console with simulator flow example</svg:title></draw:frame></text:p>
        <text:p text:style-name="Text_20_body">Click <text:span text:style-name="Emphasis">Check my progress</text:span> to verify the objective.</text:p>
        <text:p text:style-name="P73"><draw:frame draw:style-name="fr3" draw:name="Frame42" text:anchor-type="char" svg:x="-104.1665in" svg:width="0.0161in" draw:z-index="75"><draw:text-box fo:min-height="0.0161in"><text:p text:style-name="Text_20_body">Assessment Completed!</text:p></draw:text-box></draw:frame>Test the agent</text:p>
        <text:p text:style-name="P48"><draw:frame draw:style-name="fr1" draw:name="Frame43" text:anchor-type="char" svg:width="1.8335in" draw:z-index="76"><draw:text-box fo:min-height="0.3752in"><text:p text:style-name="Text_20_body"/></draw:text-box></draw:frame>Check my progress</text:p>
        <text:p text:style-name="P75">Assessment Completed!</text:p>
        <text:h text:style-name="Heading_20_2" text:outline-level="2"><text:bookmark text:name="step13"/>Task 9. Exporting your agent</text:h>
        <text:p text:style-name="Text_20_body">When you build an agent for one project, you can export it to use in a different project. You can export your agent and save it to use in future labs or to continue building in your own personal project!</text:p>
        <text:list xml:id="list7439787460551406569" text:style-name="L44">
          <text:list-item>
            <text:p text:style-name="P44">In the <text:span text:style-name="Strong_20_Emphasis">Agent</text:span> drop down at the top of the Dialogflow CX console, click <text:span text:style-name="Strong_20_Emphasis">View all agents</text:span>.</text:p>
          </text:list-item>
        </text:list>
        <text:p text:style-name="Text_20_body"><draw:frame draw:style-name="fr6" draw:name="graphics38" text:anchor-type="as-char" svg:width="6.5in" svg:height="0.3929in" draw:z-index="77"><draw:image xlink:href="https://cdn.qwiklabs.com/UGdtXF8vOtRq5x%2BwsNIJSLP3er4ltgv2c8tmtbsLQqw%3D" xlink:type="simple" xlink:show="embed" xlink:actuate="onLoad"/><svg:title>Expanded Agent dropdown with View all agents button highlighted</svg:title></draw:frame></text:p>
        <text:list xml:id="list3402800294411870372" text:style-name="L45">
          <text:list-item>
            <text:p text:style-name="P45">On the Agent list screen, click the context menu next to your agent and then click <text:span text:style-name="Strong_20_Emphasis">Export</text:span>.</text:p>
          </text:list-item>
        </text:list>
        <text:p text:style-name="Text_20_body"><draw:frame draw:style-name="fr6" draw:name="graphics39" text:anchor-type="as-char" svg:width="6.5in" svg:height="0.3929in" draw:z-index="78"><draw:image xlink:href="https://cdn.qwiklabs.com/aOM2Di5MA10kESriBhumgrBYpQp06MVVpZ9wVl1agAk%3D" xlink:type="simple" xlink:show="embed" xlink:actuate="onLoad"/><svg:title>Expanded context menu with Export button highlighted</svg:title></draw:frame></text:p>
        <text:list xml:id="list2492114547404466544" text:style-name="L46">
          <text:list-item>
            <text:p text:style-name="P46">On the Export Agent screen, choose <text:span text:style-name="Strong_20_Emphasis">Download</text:span> to local file, then click <text:span text:style-name="Strong_20_Emphasis">Export</text:span>.</text:p>
          </text:list-item>
        </text:list>
        <text:p text:style-name="Text_20_body"><draw:frame draw:style-name="fr6" draw:name="graphics40" text:anchor-type="as-char" svg:width="6.5in" svg:height="0.3929in" draw:z-index="79"><draw:image xlink:href="https://cdn.qwiklabs.com/X3sbOk38m%2BDMkPxxIMKjhW57JKHTFo7VOOhKWNfgAkw%3D" xlink:type="simple" xlink:show="embed" xlink:actuate="onLoad"/><svg:title>Export Agent page with Download option selected and highlighted</svg:title></draw:frame></text:p>
        <text:h text:style-name="Heading_20_2" text:outline-level="2"><text:bookmark text:name="step14"/><text:soft-page-break/>Congratulations!</text:h>
        <text:p text:style-name="Text_20_body">You have built a Dialogflow CX Agent and become familiar with the foundational concepts.</text:p>
        <text:h text:style-name="Heading_20_3" text:outline-level="3">Finish your quest</text:h>
        <text:p text:style-name="Text_20_body">This self-paced lab is part of the <text:a xlink:type="simple" xlink:href="https://www.cloudskillsboost.google/quests/185" office:target-frame-name="_blank" xlink:show="new" text:style-name="Internet_20_link" text:visited-style-name="Visited_20_Internet_20_Link">Create Conversational AI Agents with Dialogflow CX</text:a> quest. A quest is a series of related labs that form a learning path. Completing this quest earns you a badge to recognize your achievement. You can make your badge or badges public and link to them in your online resume or social media account. <text:a xlink:type="simple" xlink:href="https://google.qwiklabs.com/quests/185/enroll" office:target-frame-name="_blank" xlink:show="new" text:style-name="Internet_20_link" text:visited-style-name="Visited_20_Internet_20_Link">Enroll in this quest</text:a> to get immediate credit. See the <text:a xlink:type="simple" xlink:href="http://cloudskillsboost.google/catalog" office:target-frame-name="_blank" xlink:show="new" text:style-name="Internet_20_link" text:visited-style-name="Visited_20_Internet_20_Link">Google Cloud Skills Boost catalog</text:a> to see all available quests.</text:p>
        <text:h text:style-name="Heading_20_3" text:outline-level="3">Next steps / learn more</text:h>
        <text:list xml:id="list8903365499627019434" text:style-name="L47">
          <text:list-item>
            <text:p text:style-name="P69">Bookmark the <text:a xlink:type="simple" xlink:href="https://cloud.google.com/dialogflow/cx/docs" office:target-frame-name="_blank" xlink:show="new" text:style-name="Internet_20_link" text:visited-style-name="Visited_20_Internet_20_Link">Dialogflow CX Documentation</text:a></text:p>
          </text:list-item>
          <text:list-item>
            <text:p text:style-name="P47">Go through the entire Dialogflow CX <text:a xlink:type="simple" xlink:href="https://cloud.google.com/dialogflow/cx/docs/video" office:target-frame-name="_blank" xlink:show="new" text:style-name="Internet_20_link" text:visited-style-name="Visited_20_Internet_20_Link">Video playlist</text:a></text:p>
          </text:list-item>
        </text:list>
        <text:p text:style-name="Text_20_body"><text:span text:style-name="Strong_20_Emphasis">Manual Last Updated: December 20, 2023</text:span></text:p>
        <text:p text:style-name="Text_20_body"><text:span text:style-name="Strong_20_Emphasis">Lab Last Tested: December 20, 2023</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Mono" svg:font-family="'Roboto Mono', monospace"/>
    <style:font-face style:name="Roboto" svg:font-family="Roboto,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khar Manna</meta:initial-creator>
    <meta:creation-date>2024-05-18T01:01:08.30</meta:creation-date>
    <meta:document-statistic meta:table-count="2" meta:image-count="40" meta:object-count="0" meta:page-count="13" meta:paragraph-count="316" meta:word-count="3158" meta:character-count="18476"/>
    <dc:date>2024-05-18T01:01:42.21</dc:date>
    <dc:creator>Shekhar Manna</dc:creator>
    <meta:editing-duration>PT35S</meta:editing-duration>
    <meta:editing-cycles>1</meta:editing-cycles>
    <meta:generator>OpenOffice/4.1.10$Win32 OpenOffice.org_project/4110m2$Build-9807</meta:generator>
  </office:meta>
</office:document-meta>
</file>